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visibility="collapse" table:number-columns-repeated="4" table:default-cell-style-name="ce1"/>
        <table:table-column table:style-name="co2" table:visibility="collapse" table:number-columns-repeated="7" table:default-cell-style-name="ce1"/>
        <table:table-column table:style-name="co3" table:visibility="collapse" table:number-columns-repeated="8" table:default-cell-style-name="ce1"/>
        <table:table-column table:style-name="co2" table:visibility="collapse" table:number-columns-repeated="4" table:default-cell-style-name="ce1"/>
        <table:table-column table:style-name="co1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Ток</text:p>
          </table:table-cell>
          <table:table-cell office:value-type="string" calcext:value-type="string">
            <text:p>Ген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V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SB </text:p>
          </table:table-cell>
          <table:table-cell table:style-name="Default" office:value-type="string" calcext:value-type="string">
            <text:p>ST</text:p>
          </table:table-cell>
          <table:table-cell office:value-type="string" calcext:value-type="string">
            <text:p>LA_0920_readcount</text:p>
          </table:table-cell>
          <table:table-cell office:value-type="string" calcext:value-type="string">
            <text:p>LA_0921_readcount</text:p>
          </table:table-cell>
          <table:table-cell office:value-type="string" calcext:value-type="string">
            <text:p>LA_1001_readcount</text:p>
          </table:table-cell>
          <table:table-cell office:value-type="string" calcext:value-type="string">
            <text:p>LA_1002_readcount</text:p>
          </table:table-cell>
          <table:table-cell office:value-type="string" calcext:value-type="string">
            <text:p>LV_1001_readcount</text:p>
          </table:table-cell>
          <table:table-cell office:value-type="string" calcext:value-type="string">
            <text:p>LV_1002_readcount</text:p>
          </table:table-cell>
          <table:table-cell office:value-type="string" calcext:value-type="string">
            <text:p>RA_0920_readcount</text:p>
          </table:table-cell>
          <table:table-cell office:value-type="string" calcext:value-type="string">
            <text:p>RA_0921_readcount</text:p>
          </table:table-cell>
          <table:table-cell office:value-type="string" calcext:value-type="string">
            <text:p>RA_1001_readcount</text:p>
          </table:table-cell>
          <table:table-cell office:value-type="string" calcext:value-type="string">
            <text:p>RA_1002_readcount</text:p>
          </table:table-cell>
          <table:table-cell office:value-type="string" calcext:value-type="string">
            <text:p>SB_0920_readcount</text:p>
          </table:table-cell>
          <table:table-cell office:value-type="string" calcext:value-type="string">
            <text:p>SB_0921_readcount</text:p>
          </table:table-cell>
          <table:table-cell office:value-type="string" calcext:value-type="string">
            <text:p>SB_1001_readcount</text:p>
          </table:table-cell>
          <table:table-cell office:value-type="string" calcext:value-type="string">
            <text:p>SB_1002_readcount</text:p>
          </table:table-cell>
          <table:table-cell office:value-type="string" calcext:value-type="string">
            <text:p>ST_0920_readcount</text:p>
          </table:table-cell>
          <table:table-cell office:value-type="string" calcext:value-type="string">
            <text:p>ST_0921_readcount</text:p>
          </table:table-cell>
          <table:table-cell office:value-type="string" calcext:value-type="string">
            <text:p>ST_1001_readcount</text:p>
          </table:table-cell>
          <table:table-cell office:value-type="string" calcext:value-type="string">
            <text:p>ST_1002_readcount</text:p>
          </table:table-cell>
          <table:table-cell office:value-type="string" calcext:value-type="string">
            <text:p>SB/LV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SCN5A</text:p>
          </table:table-cell>
          <table:table-cell office:value-type="string" calcext:value-type="string">
            <text:p>Scn5a</text:p>
          </table:table-cell>
          <table:table-cell table:style-name="ce5" table:formula="of:=([.J4]+[.K4]+[.L4]+[.M4])/4" office:value-type="float" office:value="15.7936641480683" calcext:value-type="float">
            <text:p>15.79</text:p>
          </table:table-cell>
          <table:table-cell table:style-name="ce5" table:formula="of:=([.N4]+[.O4])/2" office:value-type="float" office:value="8.61132446240037" calcext:value-type="float">
            <text:p>8.61</text:p>
          </table:table-cell>
          <table:table-cell table:style-name="ce5" table:formula="of:=([.P4]+[.Q4]+[.R4]+[.S4])/4" office:value-type="float" office:value="21.4871030974793" calcext:value-type="float">
            <text:p>21.49</text:p>
          </table:table-cell>
          <table:table-cell table:style-name="ce5" table:formula="of:=([.T4]+[.U4]+[.V4]+[.W4])/4" office:value-type="float" office:value="16.5086704265044" calcext:value-type="float">
            <text:p>16.51</text:p>
          </table:table-cell>
          <table:table-cell table:style-name="ce5" table:formula="of:=([.X4]+[.Y4]+[.Z4]+[.AA4])/4" office:value-type="float" office:value="9.17169230503992" calcext:value-type="float">
            <text:p>9.17</text:p>
          </table:table-cell>
          <table:table-cell office:value-type="float" office:value="15.2913928240564" calcext:value-type="float">
            <text:p>15.2913928240564</text:p>
          </table:table-cell>
          <table:table-cell office:value-type="float" office:value="18.7124697088616" calcext:value-type="float">
            <text:p>18.7124697088616</text:p>
          </table:table-cell>
          <table:table-cell office:value-type="float" office:value="12.5399091417471" calcext:value-type="float">
            <text:p>12.5399091417471</text:p>
          </table:table-cell>
          <table:table-cell office:value-type="float" office:value="16.6308849176081" calcext:value-type="float">
            <text:p>16.6308849176081</text:p>
          </table:table-cell>
          <table:table-cell office:value-type="float" office:value="8.59873175149331" calcext:value-type="float">
            <text:p>8.59873175149331</text:p>
          </table:table-cell>
          <table:table-cell office:value-type="float" office:value="8.62391717330742" calcext:value-type="float">
            <text:p>8.62391717330742</text:p>
          </table:table-cell>
          <table:table-cell office:value-type="float" office:value="22.0103265764922" calcext:value-type="float">
            <text:p>22.0103265764922</text:p>
          </table:table-cell>
          <table:table-cell office:value-type="float" office:value="22.0835248712572" calcext:value-type="float">
            <text:p>22.0835248712572</text:p>
          </table:table-cell>
          <table:table-cell office:value-type="float" office:value="18.245465580302" calcext:value-type="float">
            <text:p>18.245465580302</text:p>
          </table:table-cell>
          <table:table-cell office:value-type="float" office:value="23.6090953618657" calcext:value-type="float">
            <text:p>23.6090953618657</text:p>
          </table:table-cell>
          <table:table-cell office:value-type="float" office:value="20.1589287685575" calcext:value-type="float">
            <text:p>20.1589287685575</text:p>
          </table:table-cell>
          <table:table-cell office:value-type="float" office:value="10.5977085959184" calcext:value-type="float">
            <text:p>10.5977085959184</text:p>
          </table:table-cell>
          <table:table-cell office:value-type="float" office:value="16.5038655519142" calcext:value-type="float">
            <text:p>16.5038655519142</text:p>
          </table:table-cell>
          <table:table-cell office:value-type="float" office:value="18.7741787896276" calcext:value-type="float">
            <text:p>18.7741787896276</text:p>
          </table:table-cell>
          <table:table-cell office:value-type="float" office:value="10.8727195702528" calcext:value-type="float">
            <text:p>10.8727195702528</text:p>
          </table:table-cell>
          <table:table-cell office:value-type="float" office:value="4.37065305636578" calcext:value-type="float">
            <text:p>4.37065305636578</text:p>
          </table:table-cell>
          <table:table-cell office:value-type="float" office:value="8.28639128705671" calcext:value-type="float">
            <text:p>8.28639128705671</text:p>
          </table:table-cell>
          <table:table-cell office:value-type="float" office:value="13.1570053064844" calcext:value-type="float">
            <text:p>13.1570053064844</text:p>
          </table:table-cell>
          <table:table-cell table:style-name="ce6" table:formula="of:=[.H4]/[.F4]" office:value-type="float" office:value="1.91708842218015" calcext:value-type="float">
            <text:p>1.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NaK</text:p>
          </table:table-cell>
          <table:table-cell office:value-type="string" calcext:value-type="string">
            <text:p>ATP1A1</text:p>
          </table:table-cell>
          <table:table-cell office:value-type="string" calcext:value-type="string">
            <text:p>Atp1a1</text:p>
          </table:table-cell>
          <table:table-cell table:style-name="ce5" table:formula="of:=([.J5]+[.K5]+[.L5]+[.M5])/4" office:value-type="float" office:value="137.097408196275" calcext:value-type="float">
            <text:p>137.10</text:p>
          </table:table-cell>
          <table:table-cell table:style-name="ce5" table:formula="of:=([.N5]+[.O5])/2" office:value-type="float" office:value="45.158134477117" calcext:value-type="float">
            <text:p>45.16</text:p>
          </table:table-cell>
          <table:table-cell table:style-name="ce5" table:formula="of:=([.P5]+[.Q5]+[.R5]+[.S5])/4" office:value-type="float" office:value="178.46329446941" calcext:value-type="float">
            <text:p>178.46</text:p>
          </table:table-cell>
          <table:table-cell table:style-name="ce5" table:formula="of:=([.T5]+[.U5]+[.V5]+[.W5])/4" office:value-type="float" office:value="125.938772166508" calcext:value-type="float">
            <text:p>125.94</text:p>
          </table:table-cell>
          <table:table-cell table:style-name="ce5" table:formula="of:=([.X5]+[.Y5]+[.Z5]+[.AA5])/4" office:value-type="float" office:value="72.9241821876301" calcext:value-type="float">
            <text:p>72.92</text:p>
          </table:table-cell>
          <table:table-cell office:value-type="float" office:value="135.544085935031" calcext:value-type="float">
            <text:p>135.544085935031</text:p>
          </table:table-cell>
          <table:table-cell office:value-type="float" office:value="153.373073582816" calcext:value-type="float">
            <text:p>153.373073582816</text:p>
          </table:table-cell>
          <table:table-cell office:value-type="float" office:value="131.043277486638" calcext:value-type="float">
            <text:p>131.043277486638</text:p>
          </table:table-cell>
          <table:table-cell office:value-type="float" office:value="128.429195780615" calcext:value-type="float">
            <text:p>128.429195780615</text:p>
          </table:table-cell>
          <table:table-cell office:value-type="float" office:value="42.7001970576569" calcext:value-type="float">
            <text:p>42.7001970576569</text:p>
          </table:table-cell>
          <table:table-cell office:value-type="float" office:value="47.616071896577" calcext:value-type="float">
            <text:p>47.616071896577</text:p>
          </table:table-cell>
          <table:table-cell office:value-type="float" office:value="174.894734731678" calcext:value-type="float">
            <text:p>174.894734731678</text:p>
          </table:table-cell>
          <table:table-cell office:value-type="float" office:value="206.017912687321" calcext:value-type="float">
            <text:p>206.017912687321</text:p>
          </table:table-cell>
          <table:table-cell office:value-type="float" office:value="159.037390182784" calcext:value-type="float">
            <text:p>159.037390182784</text:p>
          </table:table-cell>
          <table:table-cell office:value-type="float" office:value="173.903140275856" calcext:value-type="float">
            <text:p>173.903140275856</text:p>
          </table:table-cell>
          <table:table-cell office:value-type="float" office:value="141.602334913443" calcext:value-type="float">
            <text:p>141.602334913443</text:p>
          </table:table-cell>
          <table:table-cell office:value-type="float" office:value="89.8142299713863" calcext:value-type="float">
            <text:p>89.8142299713863</text:p>
          </table:table-cell>
          <table:table-cell office:value-type="float" office:value="132.737678979864" calcext:value-type="float">
            <text:p>132.737678979864</text:p>
          </table:table-cell>
          <table:table-cell office:value-type="float" office:value="139.60084480134" calcext:value-type="float">
            <text:p>139.60084480134</text:p>
          </table:table-cell>
          <table:table-cell office:value-type="float" office:value="77.6466687568771" calcext:value-type="float">
            <text:p>77.6466687568771</text:p>
          </table:table-cell>
          <table:table-cell office:value-type="float" office:value="39.6107624561001" calcext:value-type="float">
            <text:p>39.6107624561001</text:p>
          </table:table-cell>
          <table:table-cell office:value-type="float" office:value="72.0383740404633" calcext:value-type="float">
            <text:p>72.0383740404633</text:p>
          </table:table-cell>
          <table:table-cell office:value-type="float" office:value="102.40092349708" calcext:value-type="float">
            <text:p>102.40092349708</text:p>
          </table:table-cell>
          <table:table-cell table:style-name="ce6" table:formula="of:=[.H5]/[.F5]" office:value-type="float" office:value="2.78883912333282" calcext:value-type="float">
            <text:p>2.7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pCa</text:p>
          </table:table-cell>
          <table:table-cell office:value-type="string" calcext:value-type="string">
            <text:p>ATP2B4</text:p>
          </table:table-cell>
          <table:table-cell office:value-type="string" calcext:value-type="string">
            <text:p>Atp2b4</text:p>
          </table:table-cell>
          <table:table-cell table:style-name="ce5" table:formula="of:=([.J6]+[.K6]+[.L6]+[.M6])/4" office:value-type="float" office:value="2.75014057312489" calcext:value-type="float">
            <text:p>2.75</text:p>
          </table:table-cell>
          <table:table-cell table:style-name="ce5" table:formula="of:=([.N6]+[.O6])/2" office:value-type="float" office:value="1.12695567985495" calcext:value-type="float">
            <text:p>1.13</text:p>
          </table:table-cell>
          <table:table-cell table:style-name="ce5" table:formula="of:=([.P6]+[.Q6]+[.R6]+[.S6])/4" office:value-type="float" office:value="2.64287719552622" calcext:value-type="float">
            <text:p>2.64</text:p>
          </table:table-cell>
          <table:table-cell table:style-name="ce5" table:formula="of:=([.T6]+[.U6]+[.V6]+[.W6])/4" office:value-type="float" office:value="4.85440093019089" calcext:value-type="float">
            <text:p>4.85</text:p>
          </table:table-cell>
          <table:table-cell table:style-name="ce5" table:formula="of:=([.X6]+[.Y6]+[.Z6]+[.AA6])/4" office:value-type="float" office:value="2.48163035415666" calcext:value-type="float">
            <text:p>2.48</text:p>
          </table:table-cell>
          <table:table-cell office:value-type="float" office:value="3.24642296046304" calcext:value-type="float">
            <text:p>3.24642296046304</text:p>
          </table:table-cell>
          <table:table-cell office:value-type="float" office:value="2.74051140685643" calcext:value-type="float">
            <text:p>2.74051140685643</text:p>
          </table:table-cell>
          <table:table-cell office:value-type="float" office:value="2.67312431496998" calcext:value-type="float">
            <text:p>2.67312431496998</text:p>
          </table:table-cell>
          <table:table-cell office:value-type="float" office:value="2.34050361021009" calcext:value-type="float">
            <text:p>2.34050361021009</text:p>
          </table:table-cell>
          <table:table-cell office:value-type="float" office:value="1.31861450643879" calcext:value-type="float">
            <text:p>1.31861450643879</text:p>
          </table:table-cell>
          <table:table-cell office:value-type="float" office:value="0.935296853271108" calcext:value-type="float">
            <text:p>0.935296853271108</text:p>
          </table:table-cell>
          <table:table-cell office:value-type="float" office:value="2.42277909426976" calcext:value-type="float">
            <text:p>2.42277909426976</text:p>
          </table:table-cell>
          <table:table-cell office:value-type="float" office:value="3.0292643051179" calcext:value-type="float">
            <text:p>3.0292643051179</text:p>
          </table:table-cell>
          <table:table-cell office:value-type="float" office:value="2.50115017077059" calcext:value-type="float">
            <text:p>2.50115017077059</text:p>
          </table:table-cell>
          <table:table-cell office:value-type="float" office:value="2.61831521194665" calcext:value-type="float">
            <text:p>2.61831521194665</text:p>
          </table:table-cell>
          <table:table-cell office:value-type="float" office:value="5.38557115908014" calcext:value-type="float">
            <text:p>5.38557115908014</text:p>
          </table:table-cell>
          <table:table-cell office:value-type="float" office:value="2.86326229793929" calcext:value-type="float">
            <text:p>2.86326229793929</text:p>
          </table:table-cell>
          <table:table-cell office:value-type="float" office:value="6.39723617598211" calcext:value-type="float">
            <text:p>6.39723617598211</text:p>
          </table:table-cell>
          <table:table-cell office:value-type="float" office:value="4.77153408776203" calcext:value-type="float">
            <text:p>4.77153408776203</text:p>
          </table:table-cell>
          <table:table-cell office:value-type="float" office:value="2.50633948218085" calcext:value-type="float">
            <text:p>2.50633948218085</text:p>
          </table:table-cell>
          <table:table-cell office:value-type="float" office:value="1.74406415615611" calcext:value-type="float">
            <text:p>1.74406415615611</text:p>
          </table:table-cell>
          <table:table-cell office:value-type="float" office:value="2.61180666506313" calcext:value-type="float">
            <text:p>2.61180666506313</text:p>
          </table:table-cell>
          <table:table-cell office:value-type="float" office:value="3.06431111322656" calcext:value-type="float">
            <text:p>3.06431111322656</text:p>
          </table:table-cell>
          <table:table-cell table:style-name="ce6" table:formula="of:=[.H6]/[.F6]" office:value-type="float" office:value="4.30753490750915" calcext:value-type="float">
            <text:p>4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RCA</text:p>
          </table:table-cell>
          <table:table-cell office:value-type="string" calcext:value-type="string">
            <text:p>ATP2A2</text:p>
          </table:table-cell>
          <table:table-cell office:value-type="string" calcext:value-type="string">
            <text:p>Atp2a2</text:p>
          </table:table-cell>
          <table:table-cell table:style-name="ce5" table:formula="of:=([.J7]+[.K7]+[.L7]+[.M7])/4" office:value-type="float" office:value="941.096446505694" calcext:value-type="float">
            <text:p>941.10</text:p>
          </table:table-cell>
          <table:table-cell table:style-name="ce5" table:formula="of:=([.N7]+[.O7])/2" office:value-type="float" office:value="479.585632665621" calcext:value-type="float">
            <text:p>479.59</text:p>
          </table:table-cell>
          <table:table-cell table:style-name="ce5" table:formula="of:=([.P7]+[.Q7]+[.R7]+[.S7])/4" office:value-type="float" office:value="990.828717997882" calcext:value-type="float">
            <text:p>990.83</text:p>
          </table:table-cell>
          <table:table-cell table:style-name="ce5" table:formula="of:=([.T7]+[.U7]+[.V7]+[.W7])/4" office:value-type="float" office:value="662.320911182075" calcext:value-type="float">
            <text:p>662.32</text:p>
          </table:table-cell>
          <table:table-cell table:style-name="ce5" table:formula="of:=([.X7]+[.Y7]+[.Z7]+[.AA7])/4" office:value-type="float" office:value="394.489383871264" calcext:value-type="float">
            <text:p>394.49</text:p>
          </table:table-cell>
          <table:table-cell office:value-type="float" office:value="887.891220458943" calcext:value-type="float">
            <text:p>887.891220458943</text:p>
          </table:table-cell>
          <table:table-cell office:value-type="float" office:value="963.976208855979" calcext:value-type="float">
            <text:p>963.976208855979</text:p>
          </table:table-cell>
          <table:table-cell office:value-type="float" office:value="961.14039349044" calcext:value-type="float">
            <text:p>961.14039349044</text:p>
          </table:table-cell>
          <table:table-cell office:value-type="float" office:value="951.377963217413" calcext:value-type="float">
            <text:p>951.377963217413</text:p>
          </table:table-cell>
          <table:table-cell office:value-type="float" office:value="459.957429658452" calcext:value-type="float">
            <text:p>459.957429658452</text:p>
          </table:table-cell>
          <table:table-cell office:value-type="float" office:value="499.213835672789" calcext:value-type="float">
            <text:p>499.213835672789</text:p>
          </table:table-cell>
          <table:table-cell office:value-type="float" office:value="938.313621065029" calcext:value-type="float">
            <text:p>938.313621065029</text:p>
          </table:table-cell>
          <table:table-cell office:value-type="float" office:value="1056.08546804166" calcext:value-type="float">
            <text:p>1056.08546804166</text:p>
          </table:table-cell>
          <table:table-cell office:value-type="float" office:value="931.072350111681" calcext:value-type="float">
            <text:p>931.072350111681</text:p>
          </table:table-cell>
          <table:table-cell office:value-type="float" office:value="1037.84343277316" calcext:value-type="float">
            <text:p>1037.84343277316</text:p>
          </table:table-cell>
          <table:table-cell office:value-type="float" office:value="770.785082685773" calcext:value-type="float">
            <text:p>770.785082685773</text:p>
          </table:table-cell>
          <table:table-cell office:value-type="float" office:value="416.742164968346" calcext:value-type="float">
            <text:p>416.742164968346</text:p>
          </table:table-cell>
          <table:table-cell office:value-type="float" office:value="696.023707910597" calcext:value-type="float">
            <text:p>696.023707910597</text:p>
          </table:table-cell>
          <table:table-cell office:value-type="float" office:value="765.732689163584" calcext:value-type="float">
            <text:p>765.732689163584</text:p>
          </table:table-cell>
          <table:table-cell office:value-type="float" office:value="397.168245595596" calcext:value-type="float">
            <text:p>397.168245595596</text:p>
          </table:table-cell>
          <table:table-cell office:value-type="float" office:value="183.435505013253" calcext:value-type="float">
            <text:p>183.435505013253</text:p>
          </table:table-cell>
          <table:table-cell office:value-type="float" office:value="404.365147767249" calcext:value-type="float">
            <text:p>404.365147767249</text:p>
          </table:table-cell>
          <table:table-cell office:value-type="float" office:value="592.988637108958" calcext:value-type="float">
            <text:p>592.988637108958</text:p>
          </table:table-cell>
          <table:table-cell table:style-name="ce6" table:formula="of:=[.H7]/[.F7]" office:value-type="float" office:value="1.3810274246557" calcext:value-type="float">
            <text:p>1.3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ncx</text:p>
          </table:table-cell>
          <table:table-cell office:value-type="string" calcext:value-type="string">
            <text:p>SLC8A1</text:p>
          </table:table-cell>
          <table:table-cell office:value-type="string" calcext:value-type="string">
            <text:p>Slc8a1</text:p>
          </table:table-cell>
          <table:table-cell table:style-name="ce5" table:formula="of:=([.J8]+[.K8]+[.L8]+[.M8])/4" office:value-type="float" office:value="3.40731808940632" calcext:value-type="float">
            <text:p>3.41</text:p>
          </table:table-cell>
          <table:table-cell table:style-name="ce5" table:formula="of:=([.N8]+[.O8])/2" office:value-type="float" office:value="1.03047615064078" calcext:value-type="float">
            <text:p>1.03</text:p>
          </table:table-cell>
          <table:table-cell table:style-name="ce5" table:formula="of:=([.P8]+[.Q8]+[.R8]+[.S8])/4" office:value-type="float" office:value="4.52988144125936" calcext:value-type="float">
            <text:p>4.53</text:p>
          </table:table-cell>
          <table:table-cell table:style-name="ce5" table:formula="of:=([.T8]+[.U8]+[.V8]+[.W8])/4" office:value-type="float" office:value="3.13103087506728" calcext:value-type="float">
            <text:p>3.13</text:p>
          </table:table-cell>
          <table:table-cell table:style-name="ce5" table:formula="of:=([.X8]+[.Y8]+[.Z8]+[.AA8])/4" office:value-type="float" office:value="1.55863254790647" calcext:value-type="float">
            <text:p>1.56</text:p>
          </table:table-cell>
          <table:table-cell office:value-type="float" office:value="3.35294508484144" calcext:value-type="float">
            <text:p>3.35294508484144</text:p>
          </table:table-cell>
          <table:table-cell office:value-type="float" office:value="3.59395698342178" calcext:value-type="float">
            <text:p>3.59395698342178</text:p>
          </table:table-cell>
          <table:table-cell office:value-type="float" office:value="3.54645183860584" calcext:value-type="float">
            <text:p>3.54645183860584</text:p>
          </table:table-cell>
          <table:table-cell office:value-type="float" office:value="3.13591845075621" calcext:value-type="float">
            <text:p>3.13591845075621</text:p>
          </table:table-cell>
          <table:table-cell office:value-type="float" office:value="1.06720803048592" calcext:value-type="float">
            <text:p>1.06720803048592</text:p>
          </table:table-cell>
          <table:table-cell office:value-type="float" office:value="0.993744270795639" calcext:value-type="float">
            <text:p>0.993744270795639</text:p>
          </table:table-cell>
          <table:table-cell office:value-type="float" office:value="4.55159748927128" calcext:value-type="float">
            <text:p>4.55159748927128</text:p>
          </table:table-cell>
          <table:table-cell office:value-type="float" office:value="4.92884177413481" calcext:value-type="float">
            <text:p>4.92884177413481</text:p>
          </table:table-cell>
          <table:table-cell office:value-type="float" office:value="4.16499987887001" calcext:value-type="float">
            <text:p>4.16499987887001</text:p>
          </table:table-cell>
          <table:table-cell office:value-type="float" office:value="4.47408662276133" calcext:value-type="float">
            <text:p>4.47408662276133</text:p>
          </table:table-cell>
          <table:table-cell office:value-type="float" office:value="3.85799524023092" calcext:value-type="float">
            <text:p>3.85799524023092</text:p>
          </table:table-cell>
          <table:table-cell office:value-type="float" office:value="1.87109625099211" calcext:value-type="float">
            <text:p>1.87109625099211</text:p>
          </table:table-cell>
          <table:table-cell office:value-type="float" office:value="3.47588356085083" calcext:value-type="float">
            <text:p>3.47588356085083</text:p>
          </table:table-cell>
          <table:table-cell office:value-type="float" office:value="3.31914844819526" calcext:value-type="float">
            <text:p>3.31914844819526</text:p>
          </table:table-cell>
          <table:table-cell office:value-type="float" office:value="1.84972962631496" calcext:value-type="float">
            <text:p>1.84972962631496</text:p>
          </table:table-cell>
          <table:table-cell office:value-type="float" office:value="0.788298102554596" calcext:value-type="float">
            <text:p>0.788298102554596</text:p>
          </table:table-cell>
          <table:table-cell office:value-type="float" office:value="1.23349450993653" calcext:value-type="float">
            <text:p>1.23349450993653</text:p>
          </table:table-cell>
          <table:table-cell office:value-type="float" office:value="2.36300795281978" calcext:value-type="float">
            <text:p>2.36300795281978</text:p>
          </table:table-cell>
          <table:table-cell table:style-name="ce6" table:formula="of:=[.H8]/[.F8]" office:value-type="float" office:value="3.03843118845624" calcext:value-type="float">
            <text:p>3.0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RyR</text:p>
          </table:table-cell>
          <table:table-cell office:value-type="string" calcext:value-type="string">
            <text:p>RyR2</text:p>
          </table:table-cell>
          <table:table-cell office:value-type="string" calcext:value-type="string">
            <text:p>Ryr2</text:p>
          </table:table-cell>
          <table:table-cell table:style-name="ce5" table:formula="of:=([.J9]+[.K9]+[.L9]+[.M9])/4" office:value-type="float" office:value="16.8215908849389" calcext:value-type="float">
            <text:p>16.82</text:p>
          </table:table-cell>
          <table:table-cell table:style-name="ce5" table:formula="of:=([.N9]+[.O9])/2" office:value-type="float" office:value="6.69231873642039" calcext:value-type="float">
            <text:p>6.69</text:p>
          </table:table-cell>
          <table:table-cell table:style-name="ce5" table:formula="of:=([.P9]+[.Q9]+[.R9]+[.S9])/4" office:value-type="float" office:value="15.9512399133504" calcext:value-type="float">
            <text:p>15.95</text:p>
          </table:table-cell>
          <table:table-cell table:style-name="ce5" table:formula="of:=([.T9]+[.U9]+[.V9]+[.W9])/4" office:value-type="float" office:value="10.3368434030127" calcext:value-type="float">
            <text:p>10.34</text:p>
          </table:table-cell>
          <table:table-cell table:style-name="ce5" table:formula="of:=([.X9]+[.Y9]+[.Z9]+[.AA9])/4" office:value-type="float" office:value="4.94422166948981" calcext:value-type="float">
            <text:p>4.94</text:p>
          </table:table-cell>
          <table:table-cell office:value-type="float" office:value="16.7625352528435" calcext:value-type="float">
            <text:p>16.7625352528435</text:p>
          </table:table-cell>
          <table:table-cell office:value-type="float" office:value="20.0588784500853" calcext:value-type="float">
            <text:p>20.0588784500853</text:p>
          </table:table-cell>
          <table:table-cell office:value-type="float" office:value="13.5720784400465" calcext:value-type="float">
            <text:p>13.5720784400465</text:p>
          </table:table-cell>
          <table:table-cell office:value-type="float" office:value="16.8928713967804" calcext:value-type="float">
            <text:p>16.8928713967804</text:p>
          </table:table-cell>
          <table:table-cell office:value-type="float" office:value="6.67441093531385" calcext:value-type="float">
            <text:p>6.67441093531385</text:p>
          </table:table-cell>
          <table:table-cell office:value-type="float" office:value="6.71022653752693" calcext:value-type="float">
            <text:p>6.71022653752693</text:p>
          </table:table-cell>
          <table:table-cell office:value-type="float" office:value="15.0348623124638" calcext:value-type="float">
            <text:p>15.0348623124638</text:p>
          </table:table-cell>
          <table:table-cell office:value-type="float" office:value="18.5544926678517" calcext:value-type="float">
            <text:p>18.5544926678517</text:p>
          </table:table-cell>
          <table:table-cell office:value-type="float" office:value="13.9121130396065" calcext:value-type="float">
            <text:p>13.9121130396065</text:p>
          </table:table-cell>
          <table:table-cell office:value-type="float" office:value="16.3034916334794" calcext:value-type="float">
            <text:p>16.3034916334794</text:p>
          </table:table-cell>
          <table:table-cell office:value-type="float" office:value="12.689998504432" calcext:value-type="float">
            <text:p>12.689998504432</text:p>
          </table:table-cell>
          <table:table-cell office:value-type="float" office:value="6.53285052036603" calcext:value-type="float">
            <text:p>6.53285052036603</text:p>
          </table:table-cell>
          <table:table-cell office:value-type="float" office:value="10.5961832060277" calcext:value-type="float">
            <text:p>10.5961832060277</text:p>
          </table:table-cell>
          <table:table-cell office:value-type="float" office:value="11.5283413812251" calcext:value-type="float">
            <text:p>11.5283413812251</text:p>
          </table:table-cell>
          <table:table-cell office:value-type="float" office:value="6.20395349194665" calcext:value-type="float">
            <text:p>6.20395349194665</text:p>
          </table:table-cell>
          <table:table-cell office:value-type="float" office:value="2.90386925764809" calcext:value-type="float">
            <text:p>2.90386925764809</text:p>
          </table:table-cell>
          <table:table-cell office:value-type="float" office:value="4.00443054899378" calcext:value-type="float">
            <text:p>4.00443054899378</text:p>
          </table:table-cell>
          <table:table-cell office:value-type="float" office:value="6.6646333793707" calcext:value-type="float">
            <text:p>6.6646333793707</text:p>
          </table:table-cell>
          <table:table-cell table:style-name="ce6" table:formula="of:=[.H9]/[.F9]" office:value-type="float" office:value="1.54458324687352" calcext:value-type="float">
            <text:p>1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string" calcext:value-type="string">
            <text:p>CALM1</text:p>
          </table:table-cell>
          <table:table-cell office:value-type="string" calcext:value-type="string">
            <text:p>Calm1</text:p>
          </table:table-cell>
          <table:table-cell table:style-name="ce5" table:formula="of:=([.J10]+[.K10]+[.L10]+[.M10])/4" office:value-type="float" office:value="108.43461394049" calcext:value-type="float">
            <text:p>108.43</text:p>
          </table:table-cell>
          <table:table-cell table:style-name="ce5" table:formula="of:=([.N10]+[.O10])/2" office:value-type="float" office:value="69.1011047362125" calcext:value-type="float">
            <text:p>69.10</text:p>
          </table:table-cell>
          <table:table-cell table:style-name="ce5" table:formula="of:=([.P10]+[.Q10]+[.R10]+[.S10])/4" office:value-type="float" office:value="116.689464490704" calcext:value-type="float">
            <text:p>116.69</text:p>
          </table:table-cell>
          <table:table-cell table:style-name="ce5" table:formula="of:=([.T10]+[.U10]+[.V10]+[.W10])/4" office:value-type="float" office:value="134.154703927708" calcext:value-type="float">
            <text:p>134.15</text:p>
          </table:table-cell>
          <table:table-cell table:style-name="ce5" table:formula="of:=([.X10]+[.Y10]+[.Z10]+[.AA10])/4" office:value-type="float" office:value="96.0131873419342" calcext:value-type="float">
            <text:p>96.01</text:p>
          </table:table-cell>
          <table:table-cell office:value-type="float" office:value="107.627189868974" calcext:value-type="float">
            <text:p>107.627189868974</text:p>
          </table:table-cell>
          <table:table-cell office:value-type="float" office:value="108.623388577637" calcext:value-type="float">
            <text:p>108.623388577637</text:p>
          </table:table-cell>
          <table:table-cell office:value-type="float" office:value="112.507412308589" calcext:value-type="float">
            <text:p>112.507412308589</text:p>
          </table:table-cell>
          <table:table-cell office:value-type="float" office:value="104.98046500676" calcext:value-type="float">
            <text:p>104.98046500676</text:p>
          </table:table-cell>
          <table:table-cell office:value-type="float" office:value="76.7126777495943" calcext:value-type="float">
            <text:p>76.7126777495943</text:p>
          </table:table-cell>
          <table:table-cell office:value-type="float" office:value="61.4895317228308" calcext:value-type="float">
            <text:p>61.4895317228308</text:p>
          </table:table-cell>
          <table:table-cell office:value-type="float" office:value="114.180767856891" calcext:value-type="float">
            <text:p>114.180767856891</text:p>
          </table:table-cell>
          <table:table-cell office:value-type="float" office:value="126.211085328687" calcext:value-type="float">
            <text:p>126.211085328687</text:p>
          </table:table-cell>
          <table:table-cell office:value-type="float" office:value="118.172110872457" calcext:value-type="float">
            <text:p>118.172110872457</text:p>
          </table:table-cell>
          <table:table-cell office:value-type="float" office:value="108.193893904781" calcext:value-type="float">
            <text:p>108.193893904781</text:p>
          </table:table-cell>
          <table:table-cell office:value-type="float" office:value="139.955635693696" calcext:value-type="float">
            <text:p>139.955635693696</text:p>
          </table:table-cell>
          <table:table-cell office:value-type="float" office:value="104.009859985782" calcext:value-type="float">
            <text:p>104.009859985782</text:p>
          </table:table-cell>
          <table:table-cell office:value-type="float" office:value="156.855225123459" calcext:value-type="float">
            <text:p>156.855225123459</text:p>
          </table:table-cell>
          <table:table-cell office:value-type="float" office:value="135.798094907893" calcext:value-type="float">
            <text:p>135.798094907893</text:p>
          </table:table-cell>
          <table:table-cell office:value-type="float" office:value="106.72897205592" calcext:value-type="float">
            <text:p>106.72897205592</text:p>
          </table:table-cell>
          <table:table-cell office:value-type="float" office:value="71.1814623854226" calcext:value-type="float">
            <text:p>71.1814623854226</text:p>
          </table:table-cell>
          <table:table-cell office:value-type="float" office:value="88.3320064080772" calcext:value-type="float">
            <text:p>88.3320064080772</text:p>
          </table:table-cell>
          <table:table-cell office:value-type="float" office:value="117.810308518317" calcext:value-type="float">
            <text:p>117.810308518317</text:p>
          </table:table-cell>
          <table:table-cell table:style-name="ce6" table:formula="of:=[.H10]/[.F10]" office:value-type="float" office:value="1.94142632653749" calcext:value-type="float">
            <text:p>1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aMKII</text:p>
          </table:table-cell>
          <table:table-cell office:value-type="string" calcext:value-type="string">
            <text:p>CAMK2D</text:p>
          </table:table-cell>
          <table:table-cell office:value-type="string" calcext:value-type="string">
            <text:p>Camk2d</text:p>
          </table:table-cell>
          <table:table-cell table:style-name="ce5" table:formula="of:=([.J11]+[.K11]+[.L11]+[.M11])/4" office:value-type="float" office:value="2.65776132076012" calcext:value-type="float">
            <text:p>2.66</text:p>
          </table:table-cell>
          <table:table-cell table:style-name="ce5" table:formula="of:=([.N11]+[.O11])/2" office:value-type="float" office:value="1.44698285644481" calcext:value-type="float">
            <text:p>1.45</text:p>
          </table:table-cell>
          <table:table-cell table:style-name="ce5" table:formula="of:=([.P11]+[.Q11]+[.R11]+[.S11])/4" office:value-type="float" office:value="2.08525806857468" calcext:value-type="float">
            <text:p>2.09</text:p>
          </table:table-cell>
          <table:table-cell table:style-name="ce5" table:formula="of:=([.T11]+[.U11]+[.V11]+[.W11])/4" office:value-type="float" office:value="1.59432592103648" calcext:value-type="float">
            <text:p>1.59</text:p>
          </table:table-cell>
          <table:table-cell table:style-name="ce5" table:formula="of:=([.X11]+[.Y11]+[.Z11]+[.AA11])/4" office:value-type="float" office:value="1.00502376288233" calcext:value-type="float">
            <text:p>1.01</text:p>
          </table:table-cell>
          <table:table-cell office:value-type="float" office:value="2.65508505507414" calcext:value-type="float">
            <text:p>2.65508505507414</text:p>
          </table:table-cell>
          <table:table-cell office:value-type="float" office:value="2.56947166267342" calcext:value-type="float">
            <text:p>2.56947166267342</text:p>
          </table:table-cell>
          <table:table-cell office:value-type="float" office:value="2.84687373137114" calcext:value-type="float">
            <text:p>2.84687373137114</text:p>
          </table:table-cell>
          <table:table-cell office:value-type="float" office:value="2.55961483392176" calcext:value-type="float">
            <text:p>2.55961483392176</text:p>
          </table:table-cell>
          <table:table-cell office:value-type="float" office:value="1.53473434106774" calcext:value-type="float">
            <text:p>1.53473434106774</text:p>
          </table:table-cell>
          <table:table-cell office:value-type="float" office:value="1.35923137182188" calcext:value-type="float">
            <text:p>1.35923137182188</text:p>
          </table:table-cell>
          <table:table-cell office:value-type="float" office:value="2.12033740009269" calcext:value-type="float">
            <text:p>2.12033740009269</text:p>
          </table:table-cell>
          <table:table-cell office:value-type="float" office:value="1.94874098693773" calcext:value-type="float">
            <text:p>1.94874098693773</text:p>
          </table:table-cell>
          <table:table-cell office:value-type="float" office:value="2.18440377902259" calcext:value-type="float">
            <text:p>2.18440377902259</text:p>
          </table:table-cell>
          <table:table-cell office:value-type="float" office:value="2.08755010824573" calcext:value-type="float">
            <text:p>2.08755010824573</text:p>
          </table:table-cell>
          <table:table-cell office:value-type="float" office:value="1.85394640139561" calcext:value-type="float">
            <text:p>1.85394640139561</text:p>
          </table:table-cell>
          <table:table-cell office:value-type="float" office:value="1.12928802277792" calcext:value-type="float">
            <text:p>1.12928802277792</text:p>
          </table:table-cell>
          <table:table-cell office:value-type="float" office:value="1.82432715426367" calcext:value-type="float">
            <text:p>1.82432715426367</text:p>
          </table:table-cell>
          <table:table-cell office:value-type="float" office:value="1.5697421057087" calcext:value-type="float">
            <text:p>1.5697421057087</text:p>
          </table:table-cell>
          <table:table-cell office:value-type="float" office:value="1.11085618728525" calcext:value-type="float">
            <text:p>1.11085618728525</text:p>
          </table:table-cell>
          <table:table-cell office:value-type="float" office:value="0.670143412669055" calcext:value-type="float">
            <text:p>0.670143412669055</text:p>
          </table:table-cell>
          <table:table-cell office:value-type="float" office:value="1.01182934472903" calcext:value-type="float">
            <text:p>1.01182934472903</text:p>
          </table:table-cell>
          <table:table-cell office:value-type="float" office:value="1.22726610684598" calcext:value-type="float">
            <text:p>1.22726610684598</text:p>
          </table:table-cell>
          <table:table-cell table:style-name="ce6" table:formula="of:=[.H11]/[.F11]" office:value-type="float" office:value="1.10182778872286" calcext:value-type="float">
            <text:p>1.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CaL</text:p>
          </table:table-cell>
          <table:table-cell office:value-type="string" calcext:value-type="string">
            <text:p>CACNA1</text:p>
          </table:table-cell>
          <table:table-cell office:value-type="string" calcext:value-type="string">
            <text:p>Cacna1d</text:p>
          </table:table-cell>
          <table:table-cell table:style-name="ce5" table:formula="of:=([.J12]+[.K12]+[.L12]+[.M12])/4" office:value-type="float" office:value="0.294889424914562" calcext:value-type="float">
            <text:p>0.29</text:p>
          </table:table-cell>
          <table:table-cell table:style-name="ce5" table:formula="of:=([.N12]+[.O12])/2" office:value-type="float" office:value="0.00553111146524142" calcext:value-type="float">
            <text:p>0.01</text:p>
          </table:table-cell>
          <table:table-cell table:style-name="ce5" table:formula="of:=([.P12]+[.Q12]+[.R12]+[.S12])/4" office:value-type="float" office:value="0.452712246127805" calcext:value-type="float">
            <text:p>0.45</text:p>
          </table:table-cell>
          <table:table-cell table:style-name="ce5" table:formula="of:=([.T12]+[.U12]+[.V12]+[.W12])/4" office:value-type="float" office:value="0.20587917806065" calcext:value-type="float">
            <text:p>0.21</text:p>
          </table:table-cell>
          <table:table-cell table:style-name="ce5" table:formula="of:=([.X12]+[.Y12]+[.Z12]+[.AA12])/4" office:value-type="float" office:value="0.124812130761269" calcext:value-type="float">
            <text:p>0.12</text:p>
          </table:table-cell>
          <table:table-cell office:value-type="float" office:value="0.295756323661063" calcext:value-type="float">
            <text:p>0.295756323661063</text:p>
          </table:table-cell>
          <table:table-cell office:value-type="float" office:value="0.374514513772959" calcext:value-type="float">
            <text:p>0.374514513772959</text:p>
          </table:table-cell>
          <table:table-cell office:value-type="float" office:value="0.298358779305561" calcext:value-type="float">
            <text:p>0.298358779305561</text:p>
          </table:table-cell>
          <table:table-cell office:value-type="float" office:value="0.210928082918667" calcext:value-type="float">
            <text:p>0.210928082918667</text:p>
          </table:table-cell>
          <table:table-cell office:value-type="float" office:value="0.00792180690127331" calcext:value-type="float">
            <text:p>0.007921806901273</text:p>
          </table:table-cell>
          <table:table-cell office:value-type="float" office:value="0.00314041602920952" calcext:value-type="float">
            <text:p>0.00314041602921</text:p>
          </table:table-cell>
          <table:table-cell office:value-type="float" office:value="0.474306357154115" calcext:value-type="float">
            <text:p>0.474306357154115</text:p>
          </table:table-cell>
          <table:table-cell office:value-type="float" office:value="0.510905617471391" calcext:value-type="float">
            <text:p>0.510905617471391</text:p>
          </table:table-cell>
          <table:table-cell office:value-type="float" office:value="0.478070345830399" calcext:value-type="float">
            <text:p>0.478070345830399</text:p>
          </table:table-cell>
          <table:table-cell office:value-type="float" office:value="0.347566664055314" calcext:value-type="float">
            <text:p>0.347566664055314</text:p>
          </table:table-cell>
          <table:table-cell office:value-type="float" office:value="0.292356248867945" calcext:value-type="float">
            <text:p>0.292356248867945</text:p>
          </table:table-cell>
          <table:table-cell office:value-type="float" office:value="0.110329636863335" calcext:value-type="float">
            <text:p>0.110329636863335</text:p>
          </table:table-cell>
          <table:table-cell office:value-type="float" office:value="0.193554928139732" calcext:value-type="float">
            <text:p>0.193554928139732</text:p>
          </table:table-cell>
          <table:table-cell office:value-type="float" office:value="0.227275898371588" calcext:value-type="float">
            <text:p>0.227275898371588</text:p>
          </table:table-cell>
          <table:table-cell office:value-type="float" office:value="0.163607956254393" calcext:value-type="float">
            <text:p>0.163607956254393</text:p>
          </table:table-cell>
          <table:table-cell office:value-type="float" office:value="0.0479273477667954" calcext:value-type="float">
            <text:p>0.047927347766795</text:p>
          </table:table-cell>
          <table:table-cell office:value-type="float" office:value="0.125768594442082" calcext:value-type="float">
            <text:p>0.125768594442082</text:p>
          </table:table-cell>
          <table:table-cell office:value-type="float" office:value="0.161944624581804" calcext:value-type="float">
            <text:p>0.161944624581804</text:p>
          </table:table-cell>
          <table:table-cell table:style-name="ce6" table:formula="of:=[.H12]/[.F12]" office:value-type="float" office:value="37.2220265952756" calcext:value-type="float">
            <text:p>37.22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office:value-type="string" calcext:value-type="string">
            <text:p>CACNA1</text:p>
          </table:table-cell>
          <table:table-cell table:style-name="Default" office:value-type="string" calcext:value-type="string">
            <text:p>Cacna1c</text:p>
          </table:table-cell>
          <table:table-cell table:style-name="ce5" table:formula="of:=([.J13]+[.K13]+[.L13]+[.M13])/4" office:value-type="float" office:value="1.72384016339687" calcext:value-type="float">
            <text:p>1.72</text:p>
          </table:table-cell>
          <table:table-cell table:style-name="ce5" table:formula="of:=([.N13]+[.O13])/2" office:value-type="float" office:value="1.18554856547136" calcext:value-type="float">
            <text:p>1.19</text:p>
          </table:table-cell>
          <table:table-cell table:style-name="ce5" table:formula="of:=([.P13]+[.Q13]+[.R13]+[.S13])/4" office:value-type="float" office:value="1.8426741584699" calcext:value-type="float">
            <text:p>1.84</text:p>
          </table:table-cell>
          <table:table-cell table:style-name="ce5" table:formula="of:=([.T13]+[.U13]+[.V13]+[.W13])/4" office:value-type="float" office:value="1.27413991801344" calcext:value-type="float">
            <text:p>1.27</text:p>
          </table:table-cell>
          <table:table-cell table:style-name="ce5" table:formula="of:=([.X13]+[.Y13]+[.Z13]+[.AA13])/4" office:value-type="float" office:value="0.686186502104665" calcext:value-type="float">
            <text:p>0.69</text:p>
          </table:table-cell>
          <table:table-cell table:style-name="Default" office:value-type="float" office:value="1.73776928127844" calcext:value-type="float">
            <text:p>1.73776928127844</text:p>
          </table:table-cell>
          <table:table-cell table:style-name="Default" office:value-type="float" office:value="1.95850822274079" calcext:value-type="float">
            <text:p>1.95850822274079</text:p>
          </table:table-cell>
          <table:table-cell table:style-name="Default" office:value-type="float" office:value="1.46529610945296" calcext:value-type="float">
            <text:p>1.46529610945296</text:p>
          </table:table-cell>
          <table:table-cell table:style-name="Default" office:value-type="float" office:value="1.73378704011527" calcext:value-type="float">
            <text:p>1.73378704011527</text:p>
          </table:table-cell>
          <table:table-cell table:style-name="Default" office:value-type="float" office:value="1.10789290101743" calcext:value-type="float">
            <text:p>1.10789290101743</text:p>
          </table:table-cell>
          <table:table-cell table:style-name="Default" office:value-type="float" office:value="1.26320422992528" calcext:value-type="float">
            <text:p>1.26320422992528</text:p>
          </table:table-cell>
          <table:table-cell table:style-name="Default" office:value-type="float" office:value="1.74208905137166" calcext:value-type="float">
            <text:p>1.74208905137166</text:p>
          </table:table-cell>
          <table:table-cell table:style-name="Default" office:value-type="float" office:value="2.21904922484017" calcext:value-type="float">
            <text:p>2.21904922484017</text:p>
          </table:table-cell>
          <table:table-cell table:style-name="Default" office:value-type="float" office:value="1.50058995598098" calcext:value-type="float">
            <text:p>1.50058995598098</text:p>
          </table:table-cell>
          <table:table-cell table:style-name="Default" office:value-type="float" office:value="1.90896840168677" calcext:value-type="float">
            <text:p>1.90896840168677</text:p>
          </table:table-cell>
          <table:table-cell table:style-name="Default" office:value-type="float" office:value="1.50641660662959" calcext:value-type="float">
            <text:p>1.50641660662959</text:p>
          </table:table-cell>
          <table:table-cell table:style-name="Default" office:value-type="float" office:value="0.910535553811472" calcext:value-type="float">
            <text:p>0.910535553811472</text:p>
          </table:table-cell>
          <table:table-cell table:style-name="Default" office:value-type="float" office:value="1.20358945835733" calcext:value-type="float">
            <text:p>1.20358945835733</text:p>
          </table:table-cell>
          <table:table-cell table:style-name="Default" office:value-type="float" office:value="1.47601805325536" calcext:value-type="float">
            <text:p>1.47601805325536</text:p>
          </table:table-cell>
          <table:table-cell table:style-name="Default" office:value-type="float" office:value="0.796784365463853" calcext:value-type="float">
            <text:p>0.796784365463853</text:p>
          </table:table-cell>
          <table:table-cell table:style-name="Default" office:value-type="float" office:value="0.406869296772312" calcext:value-type="float">
            <text:p>0.406869296772312</text:p>
          </table:table-cell>
          <table:table-cell table:style-name="Default" office:value-type="float" office:value="0.614910031091767" calcext:value-type="float">
            <text:p>0.614910031091767</text:p>
          </table:table-cell>
          <table:table-cell table:style-name="Default" office:value-type="float" office:value="0.926182315090729" calcext:value-type="float">
            <text:p>0.926182315090729</text:p>
          </table:table-cell>
          <table:table-cell table:style-name="ce6" table:formula="of:=[.H13]/[.F13]" office:value-type="float" office:value="1.07472604254458" calcext:value-type="float">
            <text:p>1.0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to,fast</text:p>
          </table:table-cell>
          <table:table-cell office:value-type="string" calcext:value-type="string">
            <text:p>KCND3</text:p>
          </table:table-cell>
          <table:table-cell office:value-type="string" calcext:value-type="string">
            <text:p>Kcnd3</text:p>
          </table:table-cell>
          <table:table-cell table:style-name="ce5" table:formula="of:=([.J14]+[.K14]+[.L14]+[.M14])/4" office:value-type="float" office:value="0.546692204473047" calcext:value-type="float">
            <text:p>0.55</text:p>
          </table:table-cell>
          <table:table-cell table:style-name="ce5" table:formula="of:=([.N14]+[.O14])/2" office:value-type="float" office:value="0.137027540012203" calcext:value-type="float">
            <text:p>0.14</text:p>
          </table:table-cell>
          <table:table-cell table:style-name="ce5" table:formula="of:=([.P14]+[.Q14]+[.R14]+[.S14])/4" office:value-type="float" office:value="0.66073837045854" calcext:value-type="float">
            <text:p>0.66</text:p>
          </table:table-cell>
          <table:table-cell table:style-name="ce5" table:formula="of:=([.T14]+[.U14]+[.V14]+[.W14])/4" office:value-type="float" office:value="0.42422978302105" calcext:value-type="float">
            <text:p>0.42</text:p>
          </table:table-cell>
          <table:table-cell table:style-name="ce5" table:formula="of:=([.X14]+[.Y14]+[.Z14]+[.AA14])/4" office:value-type="float" office:value="0.233694156302752" calcext:value-type="float">
            <text:p>0.23</text:p>
          </table:table-cell>
          <table:table-cell office:value-type="float" office:value="0.509261488630251" calcext:value-type="float">
            <text:p>0.509261488630251</text:p>
          </table:table-cell>
          <table:table-cell office:value-type="float" office:value="0.612929069586127" calcext:value-type="float">
            <text:p>0.612929069586127</text:p>
          </table:table-cell>
          <table:table-cell office:value-type="float" office:value="0.576395879286345" calcext:value-type="float">
            <text:p>0.576395879286345</text:p>
          </table:table-cell>
          <table:table-cell office:value-type="float" office:value="0.488182380389465" calcext:value-type="float">
            <text:p>0.488182380389465</text:p>
          </table:table-cell>
          <table:table-cell office:value-type="float" office:value="0.135322279211584" calcext:value-type="float">
            <text:p>0.135322279211584</text:p>
          </table:table-cell>
          <table:table-cell office:value-type="float" office:value="0.138732800812822" calcext:value-type="float">
            <text:p>0.138732800812822</text:p>
          </table:table-cell>
          <table:table-cell office:value-type="float" office:value="0.632564772689599" calcext:value-type="float">
            <text:p>0.632564772689599</text:p>
          </table:table-cell>
          <table:table-cell office:value-type="float" office:value="0.778793668769626" calcext:value-type="float">
            <text:p>0.778793668769626</text:p>
          </table:table-cell>
          <table:table-cell office:value-type="float" office:value="0.66664214493878" calcext:value-type="float">
            <text:p>0.66664214493878</text:p>
          </table:table-cell>
          <table:table-cell office:value-type="float" office:value="0.564952895436153" calcext:value-type="float">
            <text:p>0.564952895436153</text:p>
          </table:table-cell>
          <table:table-cell office:value-type="float" office:value="0.500538201806253" calcext:value-type="float">
            <text:p>0.500538201806253</text:p>
          </table:table-cell>
          <table:table-cell office:value-type="float" office:value="0.268444018888281" calcext:value-type="float">
            <text:p>0.268444018888281</text:p>
          </table:table-cell>
          <table:table-cell office:value-type="float" office:value="0.441929509650097" calcext:value-type="float">
            <text:p>0.441929509650097</text:p>
          </table:table-cell>
          <table:table-cell office:value-type="float" office:value="0.486007401739567" calcext:value-type="float">
            <text:p>0.486007401739567</text:p>
          </table:table-cell>
          <table:table-cell office:value-type="float" office:value="0.293062984371018" calcext:value-type="float">
            <text:p>0.293062984371018</text:p>
          </table:table-cell>
          <table:table-cell office:value-type="float" office:value="0.146518691257018" calcext:value-type="float">
            <text:p>0.146518691257018</text:p>
          </table:table-cell>
          <table:table-cell office:value-type="float" office:value="0.179242579090881" calcext:value-type="float">
            <text:p>0.179242579090881</text:p>
          </table:table-cell>
          <table:table-cell office:value-type="float" office:value="0.315952370492092" calcext:value-type="float">
            <text:p>0.315952370492092</text:p>
          </table:table-cell>
          <table:table-cell table:style-name="ce6" table:formula="of:=[.H14]/[.F14]" office:value-type="float" office:value="3.0959454061809" calcext:value-type="float">
            <text:p>3.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to,slow</text:p>
          </table:table-cell>
          <table:table-cell office:value-type="string" calcext:value-type="string">
            <text:p>KCNA4</text:p>
          </table:table-cell>
          <table:table-cell office:value-type="string" calcext:value-type="string">
            <text:p>Kcna4</text:p>
          </table:table-cell>
          <table:table-cell table:style-name="ce5" table:formula="of:=([.J15]+[.K15]+[.L15]+[.M15])/4" office:value-type="float" office:value="7.76380867093856" calcext:value-type="float">
            <text:p>7.76</text:p>
          </table:table-cell>
          <table:table-cell table:style-name="ce5" table:formula="of:=([.N15]+[.O15])/2" office:value-type="float" office:value="3.08425816748352" calcext:value-type="float">
            <text:p>3.08</text:p>
          </table:table-cell>
          <table:table-cell table:style-name="ce5" table:formula="of:=([.P15]+[.Q15]+[.R15]+[.S15])/4" office:value-type="float" office:value="8.61366418129871" calcext:value-type="float">
            <text:p>8.61</text:p>
          </table:table-cell>
          <table:table-cell table:style-name="ce5" table:formula="of:=([.T15]+[.U15]+[.V15]+[.W15])/4" office:value-type="float" office:value="5.08316848233745" calcext:value-type="float">
            <text:p>5.08</text:p>
          </table:table-cell>
          <table:table-cell table:style-name="ce5" table:formula="of:=([.X15]+[.Y15]+[.Z15]+[.AA15])/4" office:value-type="float" office:value="2.76399362234804" calcext:value-type="float">
            <text:p>2.76</text:p>
          </table:table-cell>
          <table:table-cell office:value-type="float" office:value="7.6691447502705" calcext:value-type="float">
            <text:p>7.6691447502705</text:p>
          </table:table-cell>
          <table:table-cell office:value-type="float" office:value="8.48600231358211" calcext:value-type="float">
            <text:p>8.48600231358211</text:p>
          </table:table-cell>
          <table:table-cell office:value-type="float" office:value="8.41113521631348" calcext:value-type="float">
            <text:p>8.41113521631348</text:p>
          </table:table-cell>
          <table:table-cell office:value-type="float" office:value="6.48895240358816" calcext:value-type="float">
            <text:p>6.48895240358816</text:p>
          </table:table-cell>
          <table:table-cell office:value-type="float" office:value="3.56252396431428" calcext:value-type="float">
            <text:p>3.56252396431428</text:p>
          </table:table-cell>
          <table:table-cell office:value-type="float" office:value="2.60599237065276" calcext:value-type="float">
            <text:p>2.60599237065276</text:p>
          </table:table-cell>
          <table:table-cell office:value-type="float" office:value="7.20462176064633" calcext:value-type="float">
            <text:p>7.20462176064633</text:p>
          </table:table-cell>
          <table:table-cell office:value-type="float" office:value="8.97499581903732" calcext:value-type="float">
            <text:p>8.97499581903732</text:p>
          </table:table-cell>
          <table:table-cell office:value-type="float" office:value="8.35250617874339" calcext:value-type="float">
            <text:p>8.35250617874339</text:p>
          </table:table-cell>
          <table:table-cell office:value-type="float" office:value="9.9225329667678" calcext:value-type="float">
            <text:p>9.9225329667678</text:p>
          </table:table-cell>
          <table:table-cell office:value-type="float" office:value="4.94012607779749" calcext:value-type="float">
            <text:p>4.94012607779749</text:p>
          </table:table-cell>
          <table:table-cell office:value-type="float" office:value="2.97996726471988" calcext:value-type="float">
            <text:p>2.97996726471988</text:p>
          </table:table-cell>
          <table:table-cell office:value-type="float" office:value="6.11205790759086" calcext:value-type="float">
            <text:p>6.11205790759086</text:p>
          </table:table-cell>
          <table:table-cell office:value-type="float" office:value="6.30052267924156" calcext:value-type="float">
            <text:p>6.30052267924156</text:p>
          </table:table-cell>
          <table:table-cell office:value-type="float" office:value="2.79970711583671" calcext:value-type="float">
            <text:p>2.79970711583671</text:p>
          </table:table-cell>
          <table:table-cell office:value-type="float" office:value="1.06021056190359" calcext:value-type="float">
            <text:p>1.06021056190359</text:p>
          </table:table-cell>
          <table:table-cell office:value-type="float" office:value="3.57275908032906" calcext:value-type="float">
            <text:p>3.57275908032906</text:p>
          </table:table-cell>
          <table:table-cell office:value-type="float" office:value="3.6232977313228" calcext:value-type="float">
            <text:p>3.6232977313228</text:p>
          </table:table-cell>
          <table:table-cell table:style-name="ce6" table:formula="of:=[.H15]/[.F15]" office:value-type="float" office:value="1.64810084185814" calcext:value-type="float">
            <text:p>1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Kur</text:p>
          </table:table-cell>
          <table:table-cell office:value-type="string" calcext:value-type="string">
            <text:p>KCNA5</text:p>
          </table:table-cell>
          <table:table-cell office:value-type="string" calcext:value-type="string">
            <text:p>Kcna5</text:p>
          </table:table-cell>
          <table:table-cell table:style-name="ce5" table:formula="of:=([.J16]+[.K16]+[.L16]+[.M16])/4" office:value-type="float" office:value="18.4833877040863" calcext:value-type="float">
            <text:p>18.48</text:p>
          </table:table-cell>
          <table:table-cell table:style-name="ce5" table:formula="of:=([.N16]+[.O16])/2" office:value-type="float" office:value="9.95649396249731" calcext:value-type="float">
            <text:p>9.96</text:p>
          </table:table-cell>
          <table:table-cell table:style-name="ce5" table:formula="of:=([.P16]+[.Q16]+[.R16]+[.S16])/4" office:value-type="float" office:value="13.2793518818679" calcext:value-type="float">
            <text:p>13.28</text:p>
          </table:table-cell>
          <table:table-cell table:style-name="ce5" table:formula="of:=([.T16]+[.U16]+[.V16]+[.W16])/4" office:value-type="float" office:value="14.5751532117936" calcext:value-type="float">
            <text:p>14.58</text:p>
          </table:table-cell>
          <table:table-cell table:style-name="ce5" table:formula="of:=([.X16]+[.Y16]+[.Z16]+[.AA16])/4" office:value-type="float" office:value="17.2241198826798" calcext:value-type="float">
            <text:p>17.22</text:p>
          </table:table-cell>
          <table:table-cell office:value-type="float" office:value="19.0959968130617" calcext:value-type="float">
            <text:p>19.0959968130617</text:p>
          </table:table-cell>
          <table:table-cell office:value-type="float" office:value="19.8604690204771" calcext:value-type="float">
            <text:p>19.8604690204771</text:p>
          </table:table-cell>
          <table:table-cell office:value-type="float" office:value="16.3676114650484" calcext:value-type="float">
            <text:p>16.3676114650484</text:p>
          </table:table-cell>
          <table:table-cell office:value-type="float" office:value="18.6094735177581" calcext:value-type="float">
            <text:p>18.6094735177581</text:p>
          </table:table-cell>
          <table:table-cell office:value-type="float" office:value="8.72398246816762" calcext:value-type="float">
            <text:p>8.72398246816762</text:p>
          </table:table-cell>
          <table:table-cell office:value-type="float" office:value="11.189005456827" calcext:value-type="float">
            <text:p>11.189005456827</text:p>
          </table:table-cell>
          <table:table-cell office:value-type="float" office:value="16.4465688456724" calcext:value-type="float">
            <text:p>16.4465688456724</text:p>
          </table:table-cell>
          <table:table-cell office:value-type="float" office:value="20.8963976841931" calcext:value-type="float">
            <text:p>20.8963976841931</text:p>
          </table:table-cell>
          <table:table-cell office:value-type="float" office:value="8.57254438912523" calcext:value-type="float">
            <text:p>8.57254438912523</text:p>
          </table:table-cell>
          <table:table-cell office:value-type="float" office:value="7.20189660848093" calcext:value-type="float">
            <text:p>7.20189660848093</text:p>
          </table:table-cell>
          <table:table-cell office:value-type="float" office:value="14.0350531430596" calcext:value-type="float">
            <text:p>14.0350531430596</text:p>
          </table:table-cell>
          <table:table-cell office:value-type="float" office:value="16.821592956112" calcext:value-type="float">
            <text:p>16.821592956112</text:p>
          </table:table-cell>
          <table:table-cell office:value-type="float" office:value="12.9226957563031" calcext:value-type="float">
            <text:p>12.9226957563031</text:p>
          </table:table-cell>
          <table:table-cell office:value-type="float" office:value="14.5212709916995" calcext:value-type="float">
            <text:p>14.5212709916995</text:p>
          </table:table-cell>
          <table:table-cell office:value-type="float" office:value="19.4790512485717" calcext:value-type="float">
            <text:p>19.4790512485717</text:p>
          </table:table-cell>
          <table:table-cell office:value-type="float" office:value="14.4995593418937" calcext:value-type="float">
            <text:p>14.4995593418937</text:p>
          </table:table-cell>
          <table:table-cell office:value-type="float" office:value="12.2922122950797" calcext:value-type="float">
            <text:p>12.2922122950797</text:p>
          </table:table-cell>
          <table:table-cell office:value-type="float" office:value="22.6256566451742" calcext:value-type="float">
            <text:p>22.6256566451742</text:p>
          </table:table-cell>
          <table:table-cell table:style-name="ce6" table:formula="of:=[.H16]/[.F16]" office:value-type="float" office:value="1.46388410083842" calcext:value-type="float">
            <text:p>1.4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Kr</text:p>
          </table:table-cell>
          <table:table-cell office:value-type="string" calcext:value-type="string">
            <text:p>KCNH2</text:p>
          </table:table-cell>
          <table:table-cell office:value-type="string" calcext:value-type="string">
            <text:p>Kcnh2</text:p>
          </table:table-cell>
          <table:table-cell table:style-name="ce5" table:formula="of:=([.J17]+[.K17]+[.L17]+[.M17])/4" office:value-type="float" office:value="10.4286644856636" calcext:value-type="float">
            <text:p>10.43</text:p>
          </table:table-cell>
          <table:table-cell table:style-name="ce5" table:formula="of:=([.N17]+[.O17])/2" office:value-type="float" office:value="3.18433576199383" calcext:value-type="float">
            <text:p>3.18</text:p>
          </table:table-cell>
          <table:table-cell table:style-name="ce5" table:formula="of:=([.P17]+[.Q17]+[.R17]+[.S17])/4" office:value-type="float" office:value="12.0915205654476" calcext:value-type="float">
            <text:p>12.09</text:p>
          </table:table-cell>
          <table:table-cell table:style-name="ce5" table:formula="of:=([.T17]+[.U17]+[.V17]+[.W17])/4" office:value-type="float" office:value="8.1013150717303" calcext:value-type="float">
            <text:p>8.10</text:p>
          </table:table-cell>
          <table:table-cell table:style-name="ce5" table:formula="of:=([.X17]+[.Y17]+[.Z17]+[.AA17])/4" office:value-type="float" office:value="5.21988714511604" calcext:value-type="float">
            <text:p>5.22</text:p>
          </table:table-cell>
          <table:table-cell office:value-type="float" office:value="11.5891431072057" calcext:value-type="float">
            <text:p>11.5891431072057</text:p>
          </table:table-cell>
          <table:table-cell office:value-type="float" office:value="11.0960818747728" calcext:value-type="float">
            <text:p>11.0960818747728</text:p>
          </table:table-cell>
          <table:table-cell office:value-type="float" office:value="9.0629069388561" calcext:value-type="float">
            <text:p>9.0629069388561</text:p>
          </table:table-cell>
          <table:table-cell office:value-type="float" office:value="9.96652602181987" calcext:value-type="float">
            <text:p>9.96652602181987</text:p>
          </table:table-cell>
          <table:table-cell office:value-type="float" office:value="3.2197202926416" calcext:value-type="float">
            <text:p>3.2197202926416</text:p>
          </table:table-cell>
          <table:table-cell office:value-type="float" office:value="3.14895123134606" calcext:value-type="float">
            <text:p>3.14895123134606</text:p>
          </table:table-cell>
          <table:table-cell office:value-type="float" office:value="12.5453431113245" calcext:value-type="float">
            <text:p>12.5453431113245</text:p>
          </table:table-cell>
          <table:table-cell office:value-type="float" office:value="12.3180090825365" calcext:value-type="float">
            <text:p>12.3180090825365</text:p>
          </table:table-cell>
          <table:table-cell office:value-type="float" office:value="10.0994006804419" calcext:value-type="float">
            <text:p>10.0994006804419</text:p>
          </table:table-cell>
          <table:table-cell office:value-type="float" office:value="13.4033293874875" calcext:value-type="float">
            <text:p>13.4033293874875</text:p>
          </table:table-cell>
          <table:table-cell office:value-type="float" office:value="10.4572579180608" calcext:value-type="float">
            <text:p>10.4572579180608</text:p>
          </table:table-cell>
          <table:table-cell office:value-type="float" office:value="4.77977624992614" calcext:value-type="float">
            <text:p>4.77977624992614</text:p>
          </table:table-cell>
          <table:table-cell office:value-type="float" office:value="7.86278664915862" calcext:value-type="float">
            <text:p>7.86278664915862</text:p>
          </table:table-cell>
          <table:table-cell office:value-type="float" office:value="9.30543946977565" calcext:value-type="float">
            <text:p>9.30543946977565</text:p>
          </table:table-cell>
          <table:table-cell office:value-type="float" office:value="5.87928994056929" calcext:value-type="float">
            <text:p>5.87928994056929</text:p>
          </table:table-cell>
          <table:table-cell office:value-type="float" office:value="1.96678449467037" calcext:value-type="float">
            <text:p>1.96678449467037</text:p>
          </table:table-cell>
          <table:table-cell office:value-type="float" office:value="5.25926311375081" calcext:value-type="float">
            <text:p>5.25926311375081</text:p>
          </table:table-cell>
          <table:table-cell office:value-type="float" office:value="7.77421103147369" calcext:value-type="float">
            <text:p>7.77421103147369</text:p>
          </table:table-cell>
          <table:table-cell table:style-name="ce6" table:formula="of:=[.H17]/[.F17]" office:value-type="float" office:value="2.54411459005748" calcext:value-type="float">
            <text:p>2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Ks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Kcnq1</text:p>
          </table:table-cell>
          <table:table-cell table:style-name="ce5" table:formula="of:=([.J18]+[.K18]+[.L18]+[.M18])/4" office:value-type="float" office:value="0.51363932715211" calcext:value-type="float">
            <text:p>0.51</text:p>
          </table:table-cell>
          <table:table-cell table:style-name="ce5" table:formula="of:=([.N18]+[.O18])/2" office:value-type="float" office:value="0.363931499079229" calcext:value-type="float">
            <text:p>0.36</text:p>
          </table:table-cell>
          <table:table-cell table:style-name="ce5" table:formula="of:=([.P18]+[.Q18]+[.R18]+[.S18])/4" office:value-type="float" office:value="0.647807508612368" calcext:value-type="float">
            <text:p>0.65</text:p>
          </table:table-cell>
          <table:table-cell table:style-name="ce5" table:formula="of:=([.T18]+[.U18]+[.V18]+[.W18])/4" office:value-type="float" office:value="0.504353272224289" calcext:value-type="float">
            <text:p>0.50</text:p>
          </table:table-cell>
          <table:table-cell table:style-name="ce5" table:formula="of:=([.X18]+[.Y18]+[.Z18]+[.AA18])/4" office:value-type="float" office:value="0.31972070946797" calcext:value-type="float">
            <text:p>0.32</text:p>
          </table:table-cell>
          <table:table-cell office:value-type="float" office:value="0.486328522962345" calcext:value-type="float">
            <text:p>0.486328522962345</text:p>
          </table:table-cell>
          <table:table-cell office:value-type="float" office:value="0.608238122747812" calcext:value-type="float">
            <text:p>0.608238122747812</text:p>
          </table:table-cell>
          <table:table-cell office:value-type="float" office:value="0.478667640336106" calcext:value-type="float">
            <text:p>0.478667640336106</text:p>
          </table:table-cell>
          <table:table-cell office:value-type="float" office:value="0.481323022562176" calcext:value-type="float">
            <text:p>0.481323022562176</text:p>
          </table:table-cell>
          <table:table-cell office:value-type="float" office:value="0.344767518168963" calcext:value-type="float">
            <text:p>0.344767518168963</text:p>
          </table:table-cell>
          <table:table-cell office:value-type="float" office:value="0.383095479989496" calcext:value-type="float">
            <text:p>0.383095479989496</text:p>
          </table:table-cell>
          <table:table-cell office:value-type="float" office:value="0.63792446663588" calcext:value-type="float">
            <text:p>0.63792446663588</text:p>
          </table:table-cell>
          <table:table-cell office:value-type="float" office:value="0.719506183081125" calcext:value-type="float">
            <text:p>0.719506183081125</text:p>
          </table:table-cell>
          <table:table-cell office:value-type="float" office:value="0.56437456511145" calcext:value-type="float">
            <text:p>0.56437456511145</text:p>
          </table:table-cell>
          <table:table-cell office:value-type="float" office:value="0.669424819621019" calcext:value-type="float">
            <text:p>0.669424819621019</text:p>
          </table:table-cell>
          <table:table-cell office:value-type="float" office:value="0.628114026852385" calcext:value-type="float">
            <text:p>0.628114026852385</text:p>
          </table:table-cell>
          <table:table-cell office:value-type="float" office:value="0.345377121803923" calcext:value-type="float">
            <text:p>0.345377121803923</text:p>
          </table:table-cell>
          <table:table-cell office:value-type="float" office:value="0.503012098569385" calcext:value-type="float">
            <text:p>0.503012098569385</text:p>
          </table:table-cell>
          <table:table-cell office:value-type="float" office:value="0.540909841671462" calcext:value-type="float">
            <text:p>0.540909841671462</text:p>
          </table:table-cell>
          <table:table-cell office:value-type="float" office:value="0.301122113529511" calcext:value-type="float">
            <text:p>0.301122113529511</text:p>
          </table:table-cell>
          <table:table-cell office:value-type="float" office:value="0.155259990303836" calcext:value-type="float">
            <text:p>0.155259990303836</text:p>
          </table:table-cell>
          <table:table-cell office:value-type="float" office:value="0.369806611884601" calcext:value-type="float">
            <text:p>0.369806611884601</text:p>
          </table:table-cell>
          <table:table-cell office:value-type="float" office:value="0.452694122153933" calcext:value-type="float">
            <text:p>0.452694122153933</text:p>
          </table:table-cell>
          <table:table-cell table:style-name="ce6" table:formula="of:=[.H18]/[.F18]" office:value-type="float" office:value="1.38584671428644" calcext:value-type="float">
            <text:p>1.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K1</text:p>
          </table:table-cell>
          <table:table-cell office:value-type="string" calcext:value-type="string">
            <text:p>KCNJ12</text:p>
          </table:table-cell>
          <table:table-cell office:value-type="string" calcext:value-type="string">
            <text:p>Kcnj12</text:p>
          </table:table-cell>
          <table:table-cell table:style-name="ce5" table:formula="of:=([.J19]+[.K19]+[.L19]+[.M19])/4" office:value-type="float" office:value="2.62864876162393" calcext:value-type="float">
            <text:p>2.63</text:p>
          </table:table-cell>
          <table:table-cell table:style-name="ce5" table:formula="of:=([.N19]+[.O19])/2" office:value-type="float" office:value="0.596695464497545" calcext:value-type="float">
            <text:p>0.60</text:p>
          </table:table-cell>
          <table:table-cell table:style-name="ce5" table:formula="of:=([.P19]+[.Q19]+[.R19]+[.S19])/4" office:value-type="float" office:value="2.51071512132114" calcext:value-type="float">
            <text:p>2.51</text:p>
          </table:table-cell>
          <table:table-cell table:style-name="ce5" table:formula="of:=([.T19]+[.U19]+[.V19]+[.W19])/4" office:value-type="float" office:value="1.82329438541105" calcext:value-type="float">
            <text:p>1.82</text:p>
          </table:table-cell>
          <table:table-cell table:style-name="ce5" table:formula="of:=([.X19]+[.Y19]+[.Z19]+[.AA19])/4" office:value-type="float" office:value="1.06429666617935" calcext:value-type="float">
            <text:p>1.06</text:p>
          </table:table-cell>
          <table:table-cell office:value-type="float" office:value="2.82735118986396" calcext:value-type="float">
            <text:p>2.82735118986396</text:p>
          </table:table-cell>
          <table:table-cell office:value-type="float" office:value="2.8227296878851" calcext:value-type="float">
            <text:p>2.8227296878851</text:p>
          </table:table-cell>
          <table:table-cell office:value-type="float" office:value="2.46176312121568" calcext:value-type="float">
            <text:p>2.46176312121568</text:p>
          </table:table-cell>
          <table:table-cell office:value-type="float" office:value="2.40275104753097" calcext:value-type="float">
            <text:p>2.40275104753097</text:p>
          </table:table-cell>
          <table:table-cell office:value-type="float" office:value="0.558548209053427" calcext:value-type="float">
            <text:p>0.558548209053427</text:p>
          </table:table-cell>
          <table:table-cell office:value-type="float" office:value="0.634842719941663" calcext:value-type="float">
            <text:p>0.634842719941663</text:p>
          </table:table-cell>
          <table:table-cell office:value-type="float" office:value="2.64773658622292" calcext:value-type="float">
            <text:p>2.64773658622292</text:p>
          </table:table-cell>
          <table:table-cell office:value-type="float" office:value="2.63197005133343" calcext:value-type="float">
            <text:p>2.63197005133343</text:p>
          </table:table-cell>
          <table:table-cell office:value-type="float" office:value="2.19291371880193" calcext:value-type="float">
            <text:p>2.19291371880193</text:p>
          </table:table-cell>
          <table:table-cell office:value-type="float" office:value="2.5702401289263" calcext:value-type="float">
            <text:p>2.5702401289263</text:p>
          </table:table-cell>
          <table:table-cell office:value-type="float" office:value="2.01362466014047" calcext:value-type="float">
            <text:p>2.01362466014047</text:p>
          </table:table-cell>
          <table:table-cell office:value-type="float" office:value="1.43826535615306" calcext:value-type="float">
            <text:p>1.43826535615306</text:p>
          </table:table-cell>
          <table:table-cell office:value-type="float" office:value="1.94442123486328" calcext:value-type="float">
            <text:p>1.94442123486328</text:p>
          </table:table-cell>
          <table:table-cell office:value-type="float" office:value="1.89686629048737" calcext:value-type="float">
            <text:p>1.89686629048737</text:p>
          </table:table-cell>
          <table:table-cell office:value-type="float" office:value="1.18195430545957" calcext:value-type="float">
            <text:p>1.18195430545957</text:p>
          </table:table-cell>
          <table:table-cell office:value-type="float" office:value="0.464433731676766" calcext:value-type="float">
            <text:p>0.464433731676766</text:p>
          </table:table-cell>
          <table:table-cell office:value-type="float" office:value="0.990889639055228" calcext:value-type="float">
            <text:p>0.990889639055228</text:p>
          </table:table-cell>
          <table:table-cell office:value-type="float" office:value="1.61990898852582" calcext:value-type="float">
            <text:p>1.61990898852582</text:p>
          </table:table-cell>
          <table:table-cell table:style-name="ce6" table:formula="of:=[.H19]/[.F19]" office:value-type="float" office:value="3.05565316630381" calcext:value-type="float">
            <text:p>3.06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table:style-name="ce3" office:value-type="string" calcext:value-type="string">
            <text:p>Hcn1</text:p>
          </table:table-cell>
          <table:table-cell office:value-type="string" calcext:value-type="string">
            <text:p>Hcn1</text:p>
          </table:table-cell>
          <table:table-cell table:style-name="ce5" table:formula="of:=([.J20]+[.K20]+[.L20]+[.M20])/4" office:value-type="float" office:value="0.00018228770148893" calcext:value-type="float">
            <text:p>0.00</text:p>
          </table:table-cell>
          <table:table-cell table:style-name="ce5" table:formula="of:=([.N20]+[.O20])/2" office:value-type="float" office:value="0" calcext:value-type="float">
            <text:p>0.00</text:p>
          </table:table-cell>
          <table:table-cell table:style-name="ce5" table:formula="of:=([.P20]+[.Q20]+[.R20]+[.S20])/4" office:value-type="float" office:value="0.00130299050706542" calcext:value-type="float">
            <text:p>0.00</text:p>
          </table:table-cell>
          <table:table-cell table:style-name="ce5" table:formula="of:=([.T20]+[.U20]+[.V20]+[.W20])/4" office:value-type="float" office:value="0.0145008421041334" calcext:value-type="float">
            <text:p>0.01</text:p>
          </table:table-cell>
          <table:table-cell table:style-name="ce5" table:formula="of:=([.X20]+[.Y20]+[.Z20]+[.AA20])/4" office:value-type="float" office:value="0.0254083484845769" calcext:value-type="float">
            <text:p>0.03</text:p>
          </table:table-cell>
          <table:table-cell office:value-type="float" office:value="0.00035666657079916" calcext:value-type="float">
            <text:p>0.000356666570799</text:p>
          </table:table-cell>
          <table:table-cell office:value-type="float" office:value="0.00037248423515656" calcext:value-type="float">
            <text:p>0.0003724842351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90810234201702" calcext:value-type="float">
            <text:p>0.001908102342017</text:p>
          </table:table-cell>
          <table:table-cell office:value-type="float" office:value="0.00244721894685201" calcext:value-type="float">
            <text:p>0.002447218946852</text:p>
          </table:table-cell>
          <table:table-cell office:value-type="float" office:value="0.00085664073939265" calcext:value-type="float">
            <text:p>0.000856640739393</text:p>
          </table:table-cell>
          <table:table-cell office:value-type="float" office:value="0.0141397957508917" calcext:value-type="float">
            <text:p>0.014139795750892</text:p>
          </table:table-cell>
          <table:table-cell office:value-type="float" office:value="0.0163707579089717" calcext:value-type="float">
            <text:p>0.016370757908972</text:p>
          </table:table-cell>
          <table:table-cell office:value-type="float" office:value="0.00789326781838394" calcext:value-type="float">
            <text:p>0.007893267818384</text:p>
          </table:table-cell>
          <table:table-cell office:value-type="float" office:value="0.0195995469382863" calcext:value-type="float">
            <text:p>0.019599546938286</text:p>
          </table:table-cell>
          <table:table-cell office:value-type="float" office:value="0.0183198608195608" calcext:value-type="float">
            <text:p>0.018319860819561</text:p>
          </table:table-cell>
          <table:table-cell office:value-type="float" office:value="0.0151053103261069" calcext:value-type="float">
            <text:p>0.015105310326107</text:p>
          </table:table-cell>
          <table:table-cell office:value-type="float" office:value="0.0158360606763854" calcext:value-type="float">
            <text:p>0.015836060676385</text:p>
          </table:table-cell>
          <table:table-cell office:value-type="float" office:value="0.0523721621162546" calcext:value-type="float">
            <text:p>0.052372162116255</text:p>
          </table:table-cell>
          <table:table-cell table:style-name="ce6" table:formula="of:=[.H20]/[.F20]" office:value-type="string" office:string-value="" calcext:value-type="error">
            <text:p>#DIV/0!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Hcn2</text:p>
          </table:table-cell>
          <table:table-cell office:value-type="string" calcext:value-type="string">
            <text:p>Hcn2</text:p>
          </table:table-cell>
          <table:table-cell table:style-name="ce5" table:formula="of:=([.J21]+[.K21]+[.L21]+[.M21])/4" office:value-type="float" office:value="1.8033316082876" calcext:value-type="float">
            <text:p>1.80</text:p>
          </table:table-cell>
          <table:table-cell table:style-name="ce5" table:formula="of:=([.N21]+[.O21])/2" office:value-type="float" office:value="18.1752375454215" calcext:value-type="float">
            <text:p>18.18</text:p>
          </table:table-cell>
          <table:table-cell table:style-name="ce5" table:formula="of:=([.P21]+[.Q21]+[.R21]+[.S21])/4" office:value-type="float" office:value="1.73496020220351" calcext:value-type="float">
            <text:p>1.73</text:p>
          </table:table-cell>
          <table:table-cell table:style-name="ce5" table:formula="of:=([.T21]+[.U21]+[.V21]+[.W21])/4" office:value-type="float" office:value="1.58391139169338" calcext:value-type="float">
            <text:p>1.58</text:p>
          </table:table-cell>
          <table:table-cell table:style-name="ce5" table:formula="of:=([.X21]+[.Y21]+[.Z21]+[.AA21])/4" office:value-type="float" office:value="1.43874608442547" calcext:value-type="float">
            <text:p>1.44</text:p>
          </table:table-cell>
          <table:table-cell office:value-type="float" office:value="1.89253296463913" calcext:value-type="float">
            <text:p>1.89253296463913</text:p>
          </table:table-cell>
          <table:table-cell office:value-type="float" office:value="1.89687499808478" calcext:value-type="float">
            <text:p>1.89687499808478</text:p>
          </table:table-cell>
          <table:table-cell office:value-type="float" office:value="1.6115935301861" calcext:value-type="float">
            <text:p>1.6115935301861</text:p>
          </table:table-cell>
          <table:table-cell office:value-type="float" office:value="1.81232494024038" calcext:value-type="float">
            <text:p>1.81232494024038</text:p>
          </table:table-cell>
          <table:table-cell office:value-type="float" office:value="18.6734518352546" calcext:value-type="float">
            <text:p>18.6734518352546</text:p>
          </table:table-cell>
          <table:table-cell office:value-type="float" office:value="17.6770232555883" calcext:value-type="float">
            <text:p>17.6770232555883</text:p>
          </table:table-cell>
          <table:table-cell office:value-type="float" office:value="1.88984583890119" calcext:value-type="float">
            <text:p>1.88984583890119</text:p>
          </table:table-cell>
          <table:table-cell office:value-type="float" office:value="1.4184790534674" calcext:value-type="float">
            <text:p>1.4184790534674</text:p>
          </table:table-cell>
          <table:table-cell office:value-type="float" office:value="1.64858830925814" calcext:value-type="float">
            <text:p>1.64858830925814</text:p>
          </table:table-cell>
          <table:table-cell office:value-type="float" office:value="1.9829276071873" calcext:value-type="float">
            <text:p>1.9829276071873</text:p>
          </table:table-cell>
          <table:table-cell office:value-type="float" office:value="2.34760642655577" calcext:value-type="float">
            <text:p>2.34760642655577</text:p>
          </table:table-cell>
          <table:table-cell office:value-type="float" office:value="0.868012248165066" calcext:value-type="float">
            <text:p>0.868012248165066</text:p>
          </table:table-cell>
          <table:table-cell office:value-type="float" office:value="1.49682569230872" calcext:value-type="float">
            <text:p>1.49682569230872</text:p>
          </table:table-cell>
          <table:table-cell office:value-type="float" office:value="1.62320119974397" calcext:value-type="float">
            <text:p>1.62320119974397</text:p>
          </table:table-cell>
          <table:table-cell office:value-type="float" office:value="1.40705149692073" calcext:value-type="float">
            <text:p>1.40705149692073</text:p>
          </table:table-cell>
          <table:table-cell office:value-type="float" office:value="0.845935705883851" calcext:value-type="float">
            <text:p>0.845935705883851</text:p>
          </table:table-cell>
          <table:table-cell office:value-type="float" office:value="1.42899633968249" calcext:value-type="float">
            <text:p>1.42899633968249</text:p>
          </table:table-cell>
          <table:table-cell office:value-type="float" office:value="2.07300079521481" calcext:value-type="float">
            <text:p>2.07300079521481</text:p>
          </table:table-cell>
          <table:table-cell table:style-name="ce6" table:formula="of:=[.H21]/[.F21]" office:value-type="float" office:value="0.0871466679725673" calcext:value-type="float">
            <text:p>0.09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Hcn4</text:p>
          </table:table-cell>
          <table:table-cell office:value-type="string" calcext:value-type="string">
            <text:p>Hcn4</text:p>
          </table:table-cell>
          <table:table-cell table:style-name="ce5" table:formula="of:=([.J22]+[.K22]+[.L22]+[.M22])/4" office:value-type="float" office:value="0.482211899726913" calcext:value-type="float">
            <text:p>0.48</text:p>
          </table:table-cell>
          <table:table-cell table:style-name="ce5" table:formula="of:=([.N22]+[.O22])/2" office:value-type="float" office:value="0.650415702860542" calcext:value-type="float">
            <text:p>0.65</text:p>
          </table:table-cell>
          <table:table-cell table:style-name="ce5" table:formula="of:=([.P22]+[.Q22]+[.R22]+[.S22])/4" office:value-type="float" office:value="1.76138907554336" calcext:value-type="float">
            <text:p>1.76</text:p>
          </table:table-cell>
          <table:table-cell table:style-name="ce5" table:formula="of:=([.T22]+[.U22]+[.V22]+[.W22])/4" office:value-type="float" office:value="5.0507935394196" calcext:value-type="float">
            <text:p>5.05</text:p>
          </table:table-cell>
          <table:table-cell table:style-name="ce5" table:formula="of:=([.X22]+[.Y22]+[.Z22]+[.AA22])/4" office:value-type="float" office:value="5.68975556145392" calcext:value-type="float">
            <text:p>5.69</text:p>
          </table:table-cell>
          <table:table-cell office:value-type="float" office:value="0.494223954150995" calcext:value-type="float">
            <text:p>0.494223954150995</text:p>
          </table:table-cell>
          <table:table-cell office:value-type="float" office:value="0.420560226673239" calcext:value-type="float">
            <text:p>0.420560226673239</text:p>
          </table:table-cell>
          <table:table-cell office:value-type="float" office:value="0.694734649896387" calcext:value-type="float">
            <text:p>0.694734649896387</text:p>
          </table:table-cell>
          <table:table-cell office:value-type="float" office:value="0.319328768187032" calcext:value-type="float">
            <text:p>0.319328768187032</text:p>
          </table:table-cell>
          <table:table-cell office:value-type="float" office:value="0.815435272934337" calcext:value-type="float">
            <text:p>0.815435272934337</text:p>
          </table:table-cell>
          <table:table-cell office:value-type="float" office:value="0.485396132786746" calcext:value-type="float">
            <text:p>0.485396132786746</text:p>
          </table:table-cell>
          <table:table-cell office:value-type="float" office:value="1.97592416804277" calcext:value-type="float">
            <text:p>1.97592416804277</text:p>
          </table:table-cell>
          <table:table-cell office:value-type="float" office:value="1.95362941334656" calcext:value-type="float">
            <text:p>1.95362941334656</text:p>
          </table:table-cell>
          <table:table-cell office:value-type="float" office:value="1.51131987689076" calcext:value-type="float">
            <text:p>1.51131987689076</text:p>
          </table:table-cell>
          <table:table-cell office:value-type="float" office:value="1.60468284389336" calcext:value-type="float">
            <text:p>1.60468284389336</text:p>
          </table:table-cell>
          <table:table-cell office:value-type="float" office:value="4.94241914793481" calcext:value-type="float">
            <text:p>4.94241914793481</text:p>
          </table:table-cell>
          <table:table-cell office:value-type="float" office:value="3.15156548356135" calcext:value-type="float">
            <text:p>3.15156548356135</text:p>
          </table:table-cell>
          <table:table-cell office:value-type="float" office:value="6.69618298314669" calcext:value-type="float">
            <text:p>6.69618298314669</text:p>
          </table:table-cell>
          <table:table-cell office:value-type="float" office:value="5.41300654303554" calcext:value-type="float">
            <text:p>5.41300654303554</text:p>
          </table:table-cell>
          <table:table-cell office:value-type="float" office:value="3.27526043947328" calcext:value-type="float">
            <text:p>3.27526043947328</text:p>
          </table:table-cell>
          <table:table-cell office:value-type="float" office:value="2.35568101322619" calcext:value-type="float">
            <text:p>2.35568101322619</text:p>
          </table:table-cell>
          <table:table-cell office:value-type="float" office:value="7.09965394012652" calcext:value-type="float">
            <text:p>7.09965394012652</text:p>
          </table:table-cell>
          <table:table-cell office:value-type="float" office:value="10.0284268529897" calcext:value-type="float">
            <text:p>10.0284268529897</text:p>
          </table:table-cell>
          <table:table-cell table:style-name="ce6" table:formula="of:=[.H22]/[.F22]" office:value-type="float" office:value="7.76548523844997" calcext:value-type="float">
            <text:p>7.77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IkACh</text:p>
          </table:table-cell>
          <table:table-cell table:style-name="ce4" office:value-type="string" calcext:value-type="string">
            <text:p>Kcnj3</text:p>
          </table:table-cell>
          <table:table-cell office:value-type="string" calcext:value-type="string">
            <text:p>Kcnj3</text:p>
          </table:table-cell>
          <table:table-cell table:style-name="ce5" table:formula="of:=([.J23]+[.K23]+[.L23]+[.M23])/4" office:value-type="float" office:value="4.69768783275493" calcext:value-type="float">
            <text:p>4.70</text:p>
          </table:table-cell>
          <table:table-cell table:style-name="ce5" table:formula="of:=([.N23]+[.O23])/2" office:value-type="float" office:value="0.385799756322563" calcext:value-type="float">
            <text:p>0.39</text:p>
          </table:table-cell>
          <table:table-cell table:style-name="ce5" table:formula="of:=([.P23]+[.Q23]+[.R23]+[.S23])/4" office:value-type="float" office:value="6.68631383250786" calcext:value-type="float">
            <text:p>6.69</text:p>
          </table:table-cell>
          <table:table-cell table:style-name="ce5" table:formula="of:=([.T23]+[.U23]+[.V23]+[.W23])/4" office:value-type="float" office:value="3.80122656202589" calcext:value-type="float">
            <text:p>3.80</text:p>
          </table:table-cell>
          <table:table-cell table:style-name="ce5" table:formula="of:=([.X23]+[.Y23]+[.Z23]+[.AA23])/4" office:value-type="float" office:value="1.95381403809683" calcext:value-type="float">
            <text:p>1.95</text:p>
          </table:table-cell>
          <table:table-cell office:value-type="float" office:value="4.63472509476004" calcext:value-type="float">
            <text:p>4.63472509476004</text:p>
          </table:table-cell>
          <table:table-cell office:value-type="float" office:value="5.0178592762578" calcext:value-type="float">
            <text:p>5.0178592762578</text:p>
          </table:table-cell>
          <table:table-cell office:value-type="float" office:value="4.46668119601448" calcext:value-type="float">
            <text:p>4.46668119601448</text:p>
          </table:table-cell>
          <table:table-cell office:value-type="float" office:value="4.67148576398741" calcext:value-type="float">
            <text:p>4.67148576398741</text:p>
          </table:table-cell>
          <table:table-cell office:value-type="float" office:value="0.404630362849162" calcext:value-type="float">
            <text:p>0.404630362849162</text:p>
          </table:table-cell>
          <table:table-cell office:value-type="float" office:value="0.366969149795965" calcext:value-type="float">
            <text:p>0.366969149795965</text:p>
          </table:table-cell>
          <table:table-cell office:value-type="float" office:value="6.18769060451011" calcext:value-type="float">
            <text:p>6.18769060451011</text:p>
          </table:table-cell>
          <table:table-cell office:value-type="float" office:value="7.09425548714654" calcext:value-type="float">
            <text:p>7.09425548714654</text:p>
          </table:table-cell>
          <table:table-cell office:value-type="float" office:value="6.31696045949632" calcext:value-type="float">
            <text:p>6.31696045949632</text:p>
          </table:table-cell>
          <table:table-cell office:value-type="float" office:value="7.14634877887846" calcext:value-type="float">
            <text:p>7.14634877887846</text:p>
          </table:table-cell>
          <table:table-cell office:value-type="float" office:value="4.95077383717674" calcext:value-type="float">
            <text:p>4.95077383717674</text:p>
          </table:table-cell>
          <table:table-cell office:value-type="float" office:value="2.22049085757259" calcext:value-type="float">
            <text:p>2.22049085757259</text:p>
          </table:table-cell>
          <table:table-cell office:value-type="float" office:value="3.73487980645747" calcext:value-type="float">
            <text:p>3.73487980645747</text:p>
          </table:table-cell>
          <table:table-cell office:value-type="float" office:value="4.29876174689675" calcext:value-type="float">
            <text:p>4.29876174689675</text:p>
          </table:table-cell>
          <table:table-cell office:value-type="float" office:value="2.43211321295092" calcext:value-type="float">
            <text:p>2.43211321295092</text:p>
          </table:table-cell>
          <table:table-cell office:value-type="float" office:value="0.816132646308963" calcext:value-type="float">
            <text:p>0.816132646308963</text:p>
          </table:table-cell>
          <table:table-cell office:value-type="float" office:value="1.87022410639465" calcext:value-type="float">
            <text:p>1.87022410639465</text:p>
          </table:table-cell>
          <table:table-cell office:value-type="float" office:value="2.69678618673278" calcext:value-type="float">
            <text:p>2.69678618673278</text:p>
          </table:table-cell>
          <table:table-cell table:style-name="ce6" table:formula="of:=[.H23]/[.F23]" office:value-type="float" office:value="9.85284853017823" calcext:value-type="float">
            <text:p>9.85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IkATP</text:p>
          </table:table-cell>
          <table:table-cell table:style-name="ce4" office:value-type="string" calcext:value-type="string">
            <text:p>Kcnj11</text:p>
          </table:table-cell>
          <table:table-cell office:value-type="string" calcext:value-type="string">
            <text:p>Kcnj11</text:p>
          </table:table-cell>
          <table:table-cell table:style-name="ce5" table:formula="of:=([.J24]+[.K24]+[.L24]+[.M24])/4" office:value-type="float" office:value="150.381643124881" calcext:value-type="float">
            <text:p>150.38</text:p>
          </table:table-cell>
          <table:table-cell table:style-name="ce5" table:formula="of:=([.N24]+[.O24])/2" office:value-type="float" office:value="91.3068059010938" calcext:value-type="float">
            <text:p>91.31</text:p>
          </table:table-cell>
          <table:table-cell table:style-name="ce5" table:formula="of:=([.P24]+[.Q24]+[.R24]+[.S24])/4" office:value-type="float" office:value="171.763377670594" calcext:value-type="float">
            <text:p>171.76</text:p>
          </table:table-cell>
          <table:table-cell table:style-name="ce5" table:formula="of:=([.T24]+[.U24]+[.V24]+[.W24])/4" office:value-type="float" office:value="106.554765033057" calcext:value-type="float">
            <text:p>106.55</text:p>
          </table:table-cell>
          <table:table-cell table:style-name="ce5" table:formula="of:=([.X24]+[.Y24]+[.Z24]+[.AA24])/4" office:value-type="float" office:value="68.5820403042811" calcext:value-type="float">
            <text:p>68.58</text:p>
          </table:table-cell>
          <table:table-cell office:value-type="float" office:value="132.772143719235" calcext:value-type="float">
            <text:p>132.772143719235</text:p>
          </table:table-cell>
          <table:table-cell office:value-type="float" office:value="164.653086489909" calcext:value-type="float">
            <text:p>164.653086489909</text:p>
          </table:table-cell>
          <table:table-cell office:value-type="float" office:value="158.792477734774" calcext:value-type="float">
            <text:p>158.792477734774</text:p>
          </table:table-cell>
          <table:table-cell office:value-type="float" office:value="145.308864555607" calcext:value-type="float">
            <text:p>145.308864555607</text:p>
          </table:table-cell>
          <table:table-cell office:value-type="float" office:value="88.044896137585" calcext:value-type="float">
            <text:p>88.044896137585</text:p>
          </table:table-cell>
          <table:table-cell office:value-type="float" office:value="94.5687156646026" calcext:value-type="float">
            <text:p>94.5687156646026</text:p>
          </table:table-cell>
          <table:table-cell office:value-type="float" office:value="164.890606667134" calcext:value-type="float">
            <text:p>164.890606667134</text:p>
          </table:table-cell>
          <table:table-cell office:value-type="float" office:value="168.515478406126" calcext:value-type="float">
            <text:p>168.515478406126</text:p>
          </table:table-cell>
          <table:table-cell office:value-type="float" office:value="165.499032344229" calcext:value-type="float">
            <text:p>165.499032344229</text:p>
          </table:table-cell>
          <table:table-cell office:value-type="float" office:value="188.148393264888" calcext:value-type="float">
            <text:p>188.148393264888</text:p>
          </table:table-cell>
          <table:table-cell office:value-type="float" office:value="113.123235040472" calcext:value-type="float">
            <text:p>113.123235040472</text:p>
          </table:table-cell>
          <table:table-cell office:value-type="float" office:value="70.400207302421" calcext:value-type="float">
            <text:p>70.400207302421</text:p>
          </table:table-cell>
          <table:table-cell office:value-type="float" office:value="119.376392187835" calcext:value-type="float">
            <text:p>119.376392187835</text:p>
          </table:table-cell>
          <table:table-cell office:value-type="float" office:value="123.319225601498" calcext:value-type="float">
            <text:p>123.319225601498</text:p>
          </table:table-cell>
          <table:table-cell office:value-type="float" office:value="63.8061810461052" calcext:value-type="float">
            <text:p>63.8061810461052</text:p>
          </table:table-cell>
          <table:table-cell office:value-type="float" office:value="27.5105503661841" calcext:value-type="float">
            <text:p>27.5105503661841</text:p>
          </table:table-cell>
          <table:table-cell office:value-type="float" office:value="79.5229439076632" calcext:value-type="float">
            <text:p>79.5229439076632</text:p>
          </table:table-cell>
          <table:table-cell office:value-type="float" office:value="103.488485897172" calcext:value-type="float">
            <text:p>103.488485897172</text:p>
          </table:table-cell>
          <table:table-cell table:style-name="ce6" table:formula="of:=[.H24]/[.F24]" office:value-type="float" office:value="1.16699696130516" calcext:value-type="float">
            <text:p>1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caT</text:p>
          </table:table-cell>
          <table:table-cell table:number-columns-repeated="2" table:style-name="Default" office:value-type="string" calcext:value-type="string">
            <text:p>Cacna1g</text:p>
          </table:table-cell>
          <table:table-cell table:style-name="ce5" table:formula="of:=([.J25]+[.K25]+[.L25]+[.M25])/4" office:value-type="float" office:value="5.61095270733471" calcext:value-type="float">
            <text:p>5.61</text:p>
          </table:table-cell>
          <table:table-cell table:style-name="ce5" table:formula="of:=([.N25]+[.O25])/2" office:value-type="float" office:value="0.180890038669492" calcext:value-type="float">
            <text:p>0.18</text:p>
          </table:table-cell>
          <table:table-cell table:style-name="ce5" table:formula="of:=([.P25]+[.Q25]+[.R25]+[.S25])/4" office:value-type="float" office:value="12.8931210593566" calcext:value-type="float">
            <text:p>12.89</text:p>
          </table:table-cell>
          <table:table-cell table:style-name="ce5" table:formula="of:=([.T25]+[.U25]+[.V25]+[.W25])/4" office:value-type="float" office:value="7.89559729363418" calcext:value-type="float">
            <text:p>7.90</text:p>
          </table:table-cell>
          <table:table-cell table:style-name="ce5" table:formula="of:=([.X25]+[.Y25]+[.Z25]+[.AA25])/4" office:value-type="float" office:value="4.32404710970291" calcext:value-type="float">
            <text:p>4.32</text:p>
          </table:table-cell>
          <table:table-cell table:style-name="Default" office:value-type="float" office:value="6.16368882452664" calcext:value-type="float">
            <text:p>6.16368882452664</text:p>
          </table:table-cell>
          <table:table-cell table:style-name="Default" office:value-type="float" office:value="6.68789023322013" calcext:value-type="float">
            <text:p>6.68789023322013</text:p>
          </table:table-cell>
          <table:table-cell table:style-name="Default" office:value-type="float" office:value="5.41090711257139" calcext:value-type="float">
            <text:p>5.41090711257139</text:p>
          </table:table-cell>
          <table:table-cell table:style-name="Default" office:value-type="float" office:value="4.18132465902069" calcext:value-type="float">
            <text:p>4.18132465902069</text:p>
          </table:table-cell>
          <table:table-cell table:style-name="Default" office:value-type="float" office:value="0.186772567540016" calcext:value-type="float">
            <text:p>0.186772567540016</text:p>
          </table:table-cell>
          <table:table-cell table:style-name="Default" office:value-type="float" office:value="0.175007509798969" calcext:value-type="float">
            <text:p>0.175007509798969</text:p>
          </table:table-cell>
          <table:table-cell table:style-name="Default" office:value-type="float" office:value="12.9844462800059" calcext:value-type="float">
            <text:p>12.9844462800059</text:p>
          </table:table-cell>
          <table:table-cell table:style-name="Default" office:value-type="float" office:value="16.439826499932" calcext:value-type="float">
            <text:p>16.439826499932</text:p>
          </table:table-cell>
          <table:table-cell table:style-name="Default" office:value-type="float" office:value="10.705390597008" calcext:value-type="float">
            <text:p>10.705390597008</text:p>
          </table:table-cell>
          <table:table-cell table:style-name="Default" office:value-type="float" office:value="11.4428208604803" calcext:value-type="float">
            <text:p>11.4428208604803</text:p>
          </table:table-cell>
          <table:table-cell table:style-name="Default" office:value-type="float" office:value="8.88690194871416" calcext:value-type="float">
            <text:p>8.88690194871416</text:p>
          </table:table-cell>
          <table:table-cell table:style-name="Default" office:value-type="float" office:value="5.38996422938593" calcext:value-type="float">
            <text:p>5.38996422938593</text:p>
          </table:table-cell>
          <table:table-cell table:style-name="Default" office:value-type="float" office:value="8.83337392881216" calcext:value-type="float">
            <text:p>8.83337392881216</text:p>
          </table:table-cell>
          <table:table-cell table:style-name="Default" office:value-type="float" office:value="8.47214906762445" calcext:value-type="float">
            <text:p>8.47214906762445</text:p>
          </table:table-cell>
          <table:table-cell table:style-name="Default" office:value-type="float" office:value="4.53150947206674" calcext:value-type="float">
            <text:p>4.53150947206674</text:p>
          </table:table-cell>
          <table:table-cell table:style-name="Default" office:value-type="float" office:value="1.61935815739437" calcext:value-type="float">
            <text:p>1.61935815739437</text:p>
          </table:table-cell>
          <table:table-cell table:style-name="Default" office:value-type="float" office:value="5.18545118685547" calcext:value-type="float">
            <text:p>5.18545118685547</text:p>
          </table:table-cell>
          <table:table-cell table:style-name="Default" office:value-type="float" office:value="5.95986962249504" calcext:value-type="float">
            <text:p>5.95986962249504</text:p>
          </table:table-cell>
          <table:table-cell table:style-name="ce6" table:formula="of:=[.H25]/[.F25]" office:value-type="float" office:value="43.6486019446343" calcext:value-type="float">
            <text:p>43.6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Cacna1h</text:p>
          </table:table-cell>
          <table:table-cell table:style-name="ce5" table:formula="of:=([.J26]+[.K26]+[.L26]+[.M26])/4" office:value-type="float" office:value="2.3818978337077" calcext:value-type="float">
            <text:p>2.38</text:p>
          </table:table-cell>
          <table:table-cell table:style-name="ce5" table:formula="of:=([.N26]+[.O26])/2" office:value-type="float" office:value="0.327861015844678" calcext:value-type="float">
            <text:p>0.33</text:p>
          </table:table-cell>
          <table:table-cell table:style-name="ce5" table:formula="of:=([.P26]+[.Q26]+[.R26]+[.S26])/4" office:value-type="float" office:value="3.79672879337436" calcext:value-type="float">
            <text:p>3.80</text:p>
          </table:table-cell>
          <table:table-cell table:style-name="ce5" table:formula="of:=([.T26]+[.U26]+[.V26]+[.W26])/4" office:value-type="float" office:value="2.00681200879399" calcext:value-type="float">
            <text:p>2.01</text:p>
          </table:table-cell>
          <table:table-cell table:style-name="ce5" table:formula="of:=([.X26]+[.Y26]+[.Z26]+[.AA26])/4" office:value-type="float" office:value="1.1158858781218" calcext:value-type="float">
            <text:p>1.12</text:p>
          </table:table-cell>
          <table:table-cell table:style-name="Default" office:value-type="float" office:value="2.34623337737198" calcext:value-type="float">
            <text:p>2.34623337737198</text:p>
          </table:table-cell>
          <table:table-cell table:style-name="Default" office:value-type="float" office:value="2.32880514951715" calcext:value-type="float">
            <text:p>2.32880514951715</text:p>
          </table:table-cell>
          <table:table-cell table:style-name="Default" office:value-type="float" office:value="2.6377916442875" calcext:value-type="float">
            <text:p>2.6377916442875</text:p>
          </table:table-cell>
          <table:table-cell table:style-name="Default" office:value-type="float" office:value="2.21476116365417" calcext:value-type="float">
            <text:p>2.21476116365417</text:p>
          </table:table-cell>
          <table:table-cell table:style-name="Default" office:value-type="float" office:value="0.382265743370777" calcext:value-type="float">
            <text:p>0.382265743370777</text:p>
          </table:table-cell>
          <table:table-cell table:style-name="Default" office:value-type="float" office:value="0.273456288318579" calcext:value-type="float">
            <text:p>0.273456288318579</text:p>
          </table:table-cell>
          <table:table-cell table:style-name="Default" office:value-type="float" office:value="4.03425090110497" calcext:value-type="float">
            <text:p>4.03425090110497</text:p>
          </table:table-cell>
          <table:table-cell table:style-name="Default" office:value-type="float" office:value="3.54843556814711" calcext:value-type="float">
            <text:p>3.54843556814711</text:p>
          </table:table-cell>
          <table:table-cell table:style-name="Default" office:value-type="float" office:value="3.64533885098898" calcext:value-type="float">
            <text:p>3.64533885098898</text:p>
          </table:table-cell>
          <table:table-cell table:style-name="Default" office:value-type="float" office:value="3.95888985325637" calcext:value-type="float">
            <text:p>3.95888985325637</text:p>
          </table:table-cell>
          <table:table-cell table:style-name="Default" office:value-type="float" office:value="2.46618030869138" calcext:value-type="float">
            <text:p>2.46618030869138</text:p>
          </table:table-cell>
          <table:table-cell table:style-name="Default" office:value-type="float" office:value="1.11578111602555" calcext:value-type="float">
            <text:p>1.11578111602555</text:p>
          </table:table-cell>
          <table:table-cell table:style-name="Default" office:value-type="float" office:value="2.03203513770993" calcext:value-type="float">
            <text:p>2.03203513770993</text:p>
          </table:table-cell>
          <table:table-cell table:style-name="Default" office:value-type="float" office:value="2.41325147274912" calcext:value-type="float">
            <text:p>2.41325147274912</text:p>
          </table:table-cell>
          <table:table-cell table:style-name="Default" office:value-type="float" office:value="1.31486470274035" calcext:value-type="float">
            <text:p>1.31486470274035</text:p>
          </table:table-cell>
          <table:table-cell table:style-name="Default" office:value-type="float" office:value="0.240063852878607" calcext:value-type="float">
            <text:p>0.240063852878607</text:p>
          </table:table-cell>
          <table:table-cell table:style-name="Default" office:value-type="float" office:value="1.3763853740952" calcext:value-type="float">
            <text:p>1.3763853740952</text:p>
          </table:table-cell>
          <table:table-cell table:style-name="Default" office:value-type="float" office:value="1.53222958277306" calcext:value-type="float">
            <text:p>1.53222958277306</text:p>
          </table:table-cell>
          <table:table-cell table:style-name="ce6" table:formula="of:=[.H26]/[.F26]" office:value-type="float" office:value="6.12092292712443" calcext:value-type="float">
            <text:p>6.12</text:p>
          </table:table-cell>
          <table:table-cell table:number-columns-repeated="996"/>
        </table:table-row>
        <table:table-row table:style-name="ro1">
          <table:table-cell table:number-columns-repeated="27"/>
          <table:table-cell table:style-name="ce6"/>
          <table:table-cell table:number-columns-repeated="99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0:22:50.65485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0:41:25.874475159</meta:creation-date>
    <dc:date>2020-03-03T16:28:08.930032629</dc:date>
    <meta:editing-duration>PT6H2M25S</meta:editing-duration>
    <meta:editing-cycles>2</meta:editing-cycles>
    <meta:generator>LibreOffice/6.0.7.3$Linux_X86_64 LibreOffice_project/00m0$Build-3</meta:generator>
    <meta:document-statistic meta:table-count="1" meta:cell-count="644" meta:object-count="0"/>
  </office:meta>
</office:document-meta>
</file>